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3" style:family="table">
      <style:table-properties style:width="16.999cm" table:align="margins"/>
    </style:style>
    <style:style style:name="Table23.A" style:family="table-column">
      <style:table-column-properties style:column-width="4.999cm" style:rel-column-width="19272*"/>
    </style:style>
    <style:style style:name="Table23.B" style:family="table-column">
      <style:table-column-properties style:column-width="12cm" style:rel-column-width="46263*"/>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4.999cm" style:rel-column-width="19272*"/>
    </style:style>
    <style:style style:name="Table22.B" style:family="table-column">
      <style:table-column-properties style:column-width="12cm" style:rel-column-width="46263*"/>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4.999cm" style:rel-column-width="19272*"/>
    </style:style>
    <style:style style:name="Table24.B" style:family="table-column">
      <style:table-column-properties style:column-width="12cm" style:rel-column-width="46263*"/>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999cm" style:rel-column-width="19272*"/>
    </style:style>
    <style:style style:name="Table4.B" style:family="table-column">
      <style:table-column-properties style:column-width="12cm" style:rel-column-width="46263*"/>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999cm" style:rel-column-width="19272*"/>
    </style:style>
    <style:style style:name="Table5.B" style:family="table-column">
      <style:table-column-properties style:column-width="12cm" style:rel-column-width="4626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999cm" style:rel-column-width="19272*"/>
    </style:style>
    <style:style style:name="Table6.B" style:family="table-column">
      <style:table-column-properties style:column-width="12cm" style:rel-column-width="4626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4.999cm" style:rel-column-width="19272*"/>
    </style:style>
    <style:style style:name="Table7.B" style:family="table-column">
      <style:table-column-properties style:column-width="12cm" style:rel-column-width="462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4.999cm" style:rel-column-width="19272*"/>
    </style:style>
    <style:style style:name="Table8.B" style:family="table-column">
      <style:table-column-properties style:column-width="12cm" style:rel-column-width="4626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4.999cm" style:rel-column-width="19272*"/>
    </style:style>
    <style:style style:name="Table9.B" style:family="table-column">
      <style:table-column-properties style:column-width="12cm" style:rel-column-width="4626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999cm" style:rel-column-width="19272*"/>
    </style:style>
    <style:style style:name="Table10.B" style:family="table-column">
      <style:table-column-properties style:column-width="12cm" style:rel-column-width="46263*"/>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999cm" style:rel-column-width="19272*"/>
    </style:style>
    <style:style style:name="Table11.B" style:family="table-column">
      <style:table-column-properties style:column-width="12cm" style:rel-column-width="46263*"/>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4.999cm" style:rel-column-width="19272*"/>
    </style:style>
    <style:style style:name="Table12.B" style:family="table-column">
      <style:table-column-properties style:column-width="12cm" style:rel-column-width="46263*"/>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4.999cm" style:rel-column-width="19272*"/>
    </style:style>
    <style:style style:name="Table13.B" style:family="table-column">
      <style:table-column-properties style:column-width="12cm" style:rel-column-width="46263*"/>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999cm" style:rel-column-width="19272*"/>
    </style:style>
    <style:style style:name="Table2.B" style:family="table-column">
      <style:table-column-properties style:column-width="12cm" style:rel-column-width="4626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4.999cm" style:rel-column-width="19272*"/>
    </style:style>
    <style:style style:name="Table15.B" style:family="table-column">
      <style:table-column-properties style:column-width="12cm" style:rel-column-width="46263*"/>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4.999cm" style:rel-column-width="19272*"/>
    </style:style>
    <style:style style:name="Table16.B" style:family="table-column">
      <style:table-column-properties style:column-width="12cm" style:rel-column-width="46263*"/>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4.999cm" style:rel-column-width="19272*"/>
    </style:style>
    <style:style style:name="Table21.B" style:family="table-column">
      <style:table-column-properties style:column-width="12cm" style:rel-column-width="46263*"/>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4.999cm" style:rel-column-width="19272*"/>
    </style:style>
    <style:style style:name="Table14.B" style:family="table-column">
      <style:table-column-properties style:column-width="12cm" style:rel-column-width="46263*"/>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4.999cm" style:rel-column-width="19272*"/>
    </style:style>
    <style:style style:name="Table17.B" style:family="table-column">
      <style:table-column-properties style:column-width="12cm" style:rel-column-width="46263*"/>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left"/>
    </style:style>
    <style:style style:name="Table18.A" style:family="table-column">
      <style:table-column-properties style:column-width="5.001cm"/>
    </style:style>
    <style:style style:name="Table18.B" style:family="table-column">
      <style:table-column-properties style:column-width="11.998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left"/>
    </style:style>
    <style:style style:name="Table19.A" style:family="table-column">
      <style:table-column-properties style:column-width="5.001cm"/>
    </style:style>
    <style:style style:name="Table19.B" style:family="table-column">
      <style:table-column-properties style:column-width="11.998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left"/>
    </style:style>
    <style:style style:name="Table20.A" style:family="table-column">
      <style:table-column-properties style:column-width="5.001cm"/>
    </style:style>
    <style:style style:name="Table20.B" style:family="table-column">
      <style:table-column-properties style:column-width="11.998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left"/>
    </style:style>
    <style:style style:name="Table1.A" style:family="table-column">
      <style:table-column-properties style:column-width="5.001cm"/>
    </style:style>
    <style:style style:name="Table1.B" style:family="table-column">
      <style:table-column-properties style:column-width="11.998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4.999cm" style:rel-column-width="19272*"/>
    </style:style>
    <style:style style:name="Table3.B" style:family="table-column">
      <style:table-column-properties style:column-width="12cm" style:rel-column-width="4626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4.999cm" style:rel-column-width="19272*"/>
    </style:style>
    <style:style style:name="Tabella3.B" style:family="table-column">
      <style:table-column-properties style:column-width="12cm" style:rel-column-width="4626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fo:background-color="transparent" style:font-weight-asian="bold" style:font-weight-complex="bold"/>
    </style:style>
    <style:style style:name="P3" style:family="paragraph" style:parent-style-name="Table_20_Contents">
      <style:text-properties fo:background-color="transparent"/>
    </style:style>
    <style:style style:name="P4" style:family="paragraph" style:parent-style-name="Table_20_Contents">
      <style:text-properties fo:background-color="transparent" style:font-size-asian="10.5pt"/>
    </style:style>
    <style:style style:name="P5" style:family="paragraph" style:parent-style-name="Table_20_Contents">
      <style:text-properties fo:background-color="#00b8ff"/>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Table_20_Contents">
      <style:paragraph-properties fo:margin-left="-0.016cm" fo:margin-right="0.005cm" fo:text-indent="1.669cm" style:auto-text-indent="false">
        <style:tab-stops/>
      </style:paragraph-properties>
    </style:style>
    <style:style style:name="P9" style:family="paragraph" style:parent-style-name="Table_20_Contents">
      <style:paragraph-properties fo:margin-left="0.005cm" fo:margin-right="-1.542cm" fo:text-indent="0cm" style:auto-text-indent="false"/>
    </style:style>
    <style:style style:name="P10" style:family="paragraph" style:parent-style-name="Standard" style:list-style-name="L1">
      <style:text-properties fo:font-weight="normal" style:font-weight-asian="normal" style:font-weight-complex="normal"/>
    </style:style>
    <style:style style:name="T1" style:family="text">
      <style:text-properties fo:background-color="transparent"/>
    </style:style>
    <style:style style:name="T2" style:family="text">
      <style:text-properties fo:language="en" fo:country="U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SCRIZIONE DEI CASI D'USO</text:p>
      <text:p text:style-name="Standard"/>
      <text:p text:style-name="P7">Note comuni:</text:p>
      <text:list xml:id="list679488855" text:style-name="L1">
        <text:list-item>
          <text:p text:style-name="P10">L'utente può in qualsiasi momento creare una nuova partita cancellando quella in corso, oppure terminarne una in corso, ottenendo in ogni caso le statistiche di fine partita.</text:p>
        </text:list-item>
        <text:list-item>
          <text:p text:style-name="P10">Se un giocatore non è in condizioni di compiere determinate operazioni, il sistema disabilita i pulsanti relativi ad esse. Esempio: se un giocatore capita su un terreno che non può acquistare (poiché già in possesso di un altro giocatore), il pulsante relativo all'acquisto di quel terreno non è selezionabile.</text:p>
        </text:list-item>
        <text:list-item>
          <text:p text:style-name="P10">Se un giocatore diventa inattivo, non potrà più in alcun modo interagire con il sistema.</text:p>
        </text:list-item>
      </text:list>
      <text:p text:style-name="P6"/>
      <text:p text:style-name="P6">CASI D'USO:</text:p>
      <text:p text:style-name="Standard">CU1<text:tab/>Nuova Partita</text:p>
      <text:p text:style-name="Standard">CU2<text:tab/>Preparazione</text:p>
      <text:p text:style-name="Standard">CU3<text:tab/>Inizializzazione Giocatori</text:p>
      <text:p text:style-name="Standard">CU4<text:tab/>Gioca Turno</text:p>
      <text:p text:style-name="Standard">CU5<text:tab/>Tira i Dadi</text:p>
      <text:p text:style-name="Standard">CU6<text:tab/>Passa dal “Via”</text:p>
      <text:p text:style-name="Standard">CU7<text:tab/>Vai in Prigione</text:p>
      <text:p text:style-name="Standard">CU8<text:tab/>Visita Prigione</text:p>
      <text:p text:style-name="Standard">CU9<text:tab/>“Parcheggio gratuito”</text:p>
      <text:p text:style-name="Standard">CU10<text:tab/>Paga Tassa</text:p>
      <text:p text:style-name="Standard">CU11<text:tab/>Paga Affitto</text:p>
      <text:p text:style-name="Standard">CU12<text:tab/>Acquista un Terreno</text:p>
      <text:p text:style-name="Standard">CU13<text:tab/>Vendi un Terreno</text:p>
      <text:p text:style-name="Standard">CU14<text:tab/>Costruisci un Edificio</text:p>
      <text:p text:style-name="Standard">CU15<text:tab/>Demolisci un Edificio</text:p>
      <text:p text:style-name="Standard">CU16<text:tab/>Visualizza Contratto</text:p>
      <text:p text:style-name="Standard">CU17<text:tab/>Seleziona Terreno</text:p>
      <text:p text:style-name="Standard">CU18<text:tab/>Esci di Prigione</text:p>
      <text:p text:style-name="Standard">CU19<text:tab/>Pesca una Carta</text:p>
      <text:p text:style-name="Standard">CU20<text:tab/>Esegui Istruzioni</text:p>
      <text:p text:style-name="Standard">CU21<text:tab/>Visualizza Informazioni</text:p>
      <text:p text:style-name="Standard">CU22<text:tab/>Termina Turno</text:p>
      <text:p text:style-name="Standard">CU23<text:tab/>Termina Partita</text:p>
      <text:p text:style-name="Standard">CU24<text:tab/>Ritira dalla Partita</text:p>
      <text:p text:style-name="Standard">CU25<text:tab/>Visualizza Statistiche della Partita</text:p>
      <text:p text:style-name="Standard"/>
      <table:table table:name="Table23" table:style-name="Table23">
        <table:table-column table:style-name="Table23.A"/>
        <table:table-column table:style-name="Table23.B"/>
        <table:table-row>
          <table:table-cell table:style-name="Table23.A1" office:value-type="string">
            <text:p text:style-name="P3">Titolo</text:p>
          </table:table-cell>
          <table:table-cell table:style-name="Table23.B1" office:value-type="string">
            <text:p text:style-name="P2">CU1 – Nuova Partita</text:p>
          </table:table-cell>
        </table:table-row>
        <table:table-row>
          <table:table-cell table:style-name="Table23.A2" office:value-type="string">
            <text:p text:style-name="Table_20_Contents">Descrizione</text:p>
          </table:table-cell>
          <table:table-cell table:style-name="Table23.B2" office:value-type="string">
            <text:p text:style-name="Table_20_Contents">Un Utente decide di cominciare una nuova Partita al gioco Monopoli</text:p>
          </table:table-cell>
        </table:table-row>
        <table:table-row>
          <table:table-cell table:style-name="Table23.A2" office:value-type="string">
            <text:p text:style-name="Table_20_Contents">Relazioni</text:p>
          </table:table-cell>
          <table:table-cell table:style-name="Table23.B2" office:value-type="string">
            <text:p text:style-name="Table_20_Contents"/>
          </table:table-cell>
        </table:table-row>
        <table:table-row>
          <table:table-cell table:style-name="Table23.A2" office:value-type="string">
            <text:p text:style-name="Table_20_Contents">Attori</text:p>
          </table:table-cell>
          <table:table-cell table:style-name="Table23.B2" office:value-type="string">
            <text:p text:style-name="Table_20_Contents">Utente</text:p>
          </table:table-cell>
        </table:table-row>
        <table:table-row>
          <table:table-cell table:style-name="Table23.A2" office:value-type="string">
            <text:p text:style-name="Table_20_Contents">Precondizioni</text:p>
          </table:table-cell>
          <table:table-cell table:style-name="Table23.B2" office:value-type="string">
            <text:p text:style-name="Table_20_Contents"/>
          </table:table-cell>
        </table:table-row>
        <table:table-row>
          <table:table-cell table:style-name="Table23.A2" office:value-type="string">
            <text:p text:style-name="Table_20_Contents">Postcondizioni</text:p>
          </table:table-cell>
          <table:table-cell table:style-name="Table23.B2" office:value-type="string">
            <text:p text:style-name="Table_20_Contents">La Partita è stata creata secondo i parametri inseriti dall'Utente</text:p>
          </table:table-cell>
        </table:table-row>
        <table:table-row>
          <table:table-cell table:style-name="Table23.A2" office:value-type="string">
            <text:p text:style-name="Table_20_Contents">Scenario principale</text:p>
          </table:table-cell>
          <table:table-cell table:style-name="Table23.B2" office:value-type="string">
            <text:p text:style-name="Table_20_Contents">1. A sistema avviato, l'Utente può decidere di iniziare una Nuova Partita, cliccando sull'apposito pulsante</text:p>
            <text:p text:style-name="Table_20_Contents">2. Si apre una schermata di Preparazione in cui l'Utente deve inserire i dati necessari per creare la Partita ([CU2])</text:p>
            <text:p text:style-name="Table_20_Contents">3. Una volta confermati i dati inseriti nella fase di Preparazione, <text:soft-page-break/>all'Utente appare una finestra, con visualizzato il riepilogo delle informazioni inserite in fase di Preparazione. Viene chiesto all'Utente di confermare la creazione della Partita</text:p>
            <text:p text:style-name="Table_20_Contents">4. La Partita viene creata dal sistema ([CU3])</text:p>
            <text:p text:style-name="Table_20_Contents">5. Appare la Tavola da gioco della Partita appena creata, e i Giocatori possono da questo momento giocare a Monopoli</text:p>
          </table:table-cell>
        </table:table-row>
        <table:table-row>
          <table:table-cell table:style-name="Table23.A2" office:value-type="string">
            <text:p text:style-name="Table_20_Contents">Scenari alternativi</text:p>
          </table:table-cell>
          <table:table-cell table:style-name="Table23.B2" office:value-type="string">
            <text:p text:style-name="Table_20_Contents">4a. Se l'Utente decide di annullare la creazione della Partita, il sistema non creerà una Nuova Partita</text:p>
            <text:p text:style-name="Table_20_Contents"><text:s text:c="7"/>4a.1 La schermata viene chiusa e l'Utente deve ripetere tutti i</text:p>
            <text:p text:style-name="Table_20_Contents"><text:s text:c="15"/>passaggi dal principio</text:p>
          </table:table-cell>
        </table:table-row>
        <table:table-row>
          <table:table-cell table:style-name="Table23.A2" office:value-type="string">
            <text:p text:style-name="Table_20_Contents">Punti aperti</text:p>
          </table:table-cell>
          <table:table-cell table:style-name="Table23.B2" office:value-type="string">
            <text:p text:style-name="Table_20_Contents"/>
          </table:table-cell>
        </table:table-row>
      </table:table>
      <text:p text:style-name="Standard"/>
      <table:table table:name="Table22" table:style-name="Table22">
        <table:table-column table:style-name="Table22.A"/>
        <table:table-column table:style-name="Table22.B"/>
        <table:table-row>
          <table:table-cell table:style-name="Table22.A1" office:value-type="string">
            <text:p text:style-name="P3">Titolo</text:p>
          </table:table-cell>
          <table:table-cell table:style-name="Table22.B1" office:value-type="string">
            <text:p text:style-name="P2">CU2 – Preparazione</text:p>
          </table:table-cell>
        </table:table-row>
        <table:table-row>
          <table:table-cell table:style-name="Table22.A2" office:value-type="string">
            <text:p text:style-name="Table_20_Contents">Descrizione</text:p>
          </table:table-cell>
          <table:table-cell table:style-name="Table22.B2" office:value-type="string">
            <text:p text:style-name="Table_20_Contents">L'Utente inserisce i dati necessari alla creazione di una Nuova Partita</text:p>
          </table:table-cell>
        </table:table-row>
        <table:table-row>
          <table:table-cell table:style-name="Table22.A2" office:value-type="string">
            <text:p text:style-name="Table_20_Contents">Relazioni</text:p>
          </table:table-cell>
          <table:table-cell table:style-name="Table22.B2" office:value-type="string">
            <text:p text:style-name="Table_20_Contents"/>
          </table:table-cell>
        </table:table-row>
        <table:table-row>
          <table:table-cell table:style-name="Table22.A2" office:value-type="string">
            <text:p text:style-name="Table_20_Contents">Attori</text:p>
          </table:table-cell>
          <table:table-cell table:style-name="Table22.B2" office:value-type="string">
            <text:p text:style-name="Table_20_Contents">Utente</text:p>
          </table:table-cell>
        </table:table-row>
        <table:table-row>
          <table:table-cell table:style-name="Table22.A2" office:value-type="string">
            <text:p text:style-name="Table_20_Contents">Precondizioni</text:p>
          </table:table-cell>
          <table:table-cell table:style-name="Table22.B2" office:value-type="string">
            <text:p text:style-name="Table_20_Contents">- Una nuova Partita è in fase di creazione</text:p>
          </table:table-cell>
        </table:table-row>
        <table:table-row>
          <table:table-cell table:style-name="Table22.A2" office:value-type="string">
            <text:p text:style-name="Table_20_Contents">Postcondizioni</text:p>
          </table:table-cell>
          <table:table-cell table:style-name="Table22.B2" office:value-type="string">
            <text:p text:style-name="Table_20_Contents">Sono stati inseriti nome e Segnalino di almeno due Giocatori</text:p>
            <text:p text:style-name="Table_20_Contents">I nomi dei due Giocatori devono essere differenti</text:p>
          </table:table-cell>
        </table:table-row>
        <table:table-row>
          <table:table-cell table:style-name="Table22.A2" office:value-type="string">
            <text:p text:style-name="Table_20_Contents">Scenario principale</text:p>
          </table:table-cell>
          <table:table-cell table:style-name="Table22.B2" office:value-type="string">
            <text:p text:style-name="Table_20_Contents">1. Entrato nella fase di Preparazione, all'Utente appare un menu contenente un campo per l'immissione di una durata massima della Partita, e sei campi per l'inserimento dei Giocatori</text:p>
            <text:p text:style-name="Table_20_Contents">2. L'Utente inserisce una durata massima</text:p>
            <text:p text:style-name="Table_20_Contents">3. L'Utente inserisce i nomi dei Giocatori che parteciperanno alla Partita e seleziona per ognuno di essi uno specifico Segnalino</text:p>
            <text:p text:style-name="Table_20_Contents">4. L'Utente conferma i propri inserimenti cliccando su un apposito pulsante</text:p>
          </table:table-cell>
        </table:table-row>
        <table:table-row>
          <table:table-cell table:style-name="Table22.A2" office:value-type="string">
            <text:p text:style-name="Table_20_Contents">Scenari alternativi</text:p>
          </table:table-cell>
          <table:table-cell table:style-name="Table22.B2" office:value-type="string">
            <text:p text:style-name="Table_20_Contents">4a. Se l'Utente non ha inserito le informazioni di almeno due Giocatori, il sistema non abilita il pulsante di conferma</text:p>
            <text:p text:style-name="Table_20_Contents"><text:s text:c="7"/>4a.1 L'Utente torna al passo 3</text:p>
            <text:p text:style-name="Table_20_Contents">4b. Se l' Utente inserisce in due campi differenti lo stesso nome, appare una notifica di errore e il sistema disabilita il pulsante di conferma</text:p>
            <text:p text:style-name="Table_20_Contents"><text:s text:c="7"/>4b.1 L'Utente torna al passo 3</text:p>
            <text:p text:style-name="Table_20_Contents">4c. Se l'Utente non ha stabilito una durata massima della Partita, ma ha inserito le informazioni di almeno due Giocatori, il sistema non imposterà una durata massima della Partita</text:p>
          </table:table-cell>
        </table:table-row>
        <table:table-row>
          <table:table-cell table:style-name="Table22.A2" office:value-type="string">
            <text:p text:style-name="Table_20_Contents">Punti aperti</text:p>
          </table:table-cell>
          <table:table-cell table:style-name="Table22.B2" office:value-type="string">
            <text:p text:style-name="Table_20_Contents"/>
          </table:table-cell>
        </table:table-row>
      </table:table>
      <text:p text:style-name="Standard"/>
      <text:p text:style-name="Standard"/>
      <table:table table:name="Table24" table:style-name="Table24">
        <table:table-column table:style-name="Table24.A"/>
        <table:table-column table:style-name="Table24.B"/>
        <table:table-row>
          <table:table-cell table:style-name="Table24.A1" office:value-type="string">
            <text:p text:style-name="Table_20_Contents">Titolo</text:p>
          </table:table-cell>
          <table:table-cell table:style-name="Table24.B1" office:value-type="string">
            <text:p text:style-name="P1">CU3 – Inizializzazione Giocatori</text:p>
          </table:table-cell>
        </table:table-row>
        <table:table-row>
          <table:table-cell table:style-name="Table24.A2" office:value-type="string">
            <text:p text:style-name="Table_20_Contents">Descrizione</text:p>
          </table:table-cell>
          <table:table-cell table:style-name="Table24.B2" office:value-type="string">
            <text:p text:style-name="Table_20_Contents">Al termine della Preparazione della Partita, il sistema assegna automaticamente ai Giocatori un Capitale di partenza e dei Contratti</text:p>
          </table:table-cell>
        </table:table-row>
        <table:table-row>
          <table:table-cell table:style-name="Table24.A2" office:value-type="string">
            <text:p text:style-name="Table_20_Contents">Relazioni</text:p>
          </table:table-cell>
          <table:table-cell table:style-name="Table24.B2" office:value-type="string">
            <text:p text:style-name="Table_20_Contents"/>
          </table:table-cell>
        </table:table-row>
        <table:table-row>
          <table:table-cell table:style-name="Table24.A2" office:value-type="string">
            <text:p text:style-name="Table_20_Contents">Attori</text:p>
          </table:table-cell>
          <table:table-cell table:style-name="Table24.B2" office:value-type="string">
            <text:p text:style-name="Table_20_Contents">Giocatore</text:p>
          </table:table-cell>
        </table:table-row>
        <text:soft-page-break/>
        <table:table-row>
          <table:table-cell table:style-name="Table24.A2" office:value-type="string">
            <text:p text:style-name="Table_20_Contents">Precondizioni</text:p>
          </table:table-cell>
          <table:table-cell table:style-name="Table24.B2" office:value-type="string">
            <text:p text:style-name="Table_20_Contents">Si è conclusa con successo la fase di Preparazione della partita</text:p>
          </table:table-cell>
        </table:table-row>
        <table:table-row>
          <table:table-cell table:style-name="Table24.A2" office:value-type="string">
            <text:p text:style-name="Table_20_Contents">Postcondizioni</text:p>
          </table:table-cell>
          <table:table-cell table:style-name="Table24.B2" office:value-type="string">
            <text:p text:style-name="Table_20_Contents">Ogni Giocatore possiede dei Contratti ed un Capitale diverso da zero</text:p>
          </table:table-cell>
        </table:table-row>
        <table:table-row>
          <table:table-cell table:style-name="Table24.A2" office:value-type="string">
            <text:p text:style-name="Table_20_Contents">Scenario principale</text:p>
          </table:table-cell>
          <table:table-cell table:style-name="Table24.B2" office:value-type="string">
            <text:p text:style-name="Table_20_Contents">1. Il sistema assegna ad ogni Giocatore un capitale di partenza che dipende dal numero di Giocatori partecipanti alla Partita</text:p>
            <text:p text:style-name="Table_20_Contents">2. Il sistema assegna ad ogni Giocatore dei Contratti, il cui numero dipende dal numero di partecipanti alla Partita, scelti in maniera casuale tra tutti quelli presenti nel gioco. Ogni Giocatore diventa così proprietario di alcuni Contratti</text:p>
            <text:p text:style-name="Table_20_Contents">3. Per ogni Giocatore appare, a rotazione, una schermata in cui sono visualizzati i Contratti assegnati dal sistema, e il loro importo totale che il Giocatore dovrà pagare (l'importo verrà detratto dal Capitale di partenza), assieme a un pulsante di conferma</text:p>
            <text:p text:style-name="Table_20_Contents">4. Ogni Giocatore clicca sul pulsante di conferma, pagando così automaticamente l'importo appena indicato</text:p>
            <text:p text:style-name="Table_20_Contents">5. Quando tutti i Giocatori hanno confermato il pagamento dei Contratti, inizia la fase di svolgimento della Partita, in cui i Giocatori giocano dei Turni, a rotazione</text:p>
          </table:table-cell>
        </table:table-row>
        <table:table-row>
          <table:table-cell table:style-name="Table24.A2" office:value-type="string">
            <text:p text:style-name="Table_20_Contents">Scenari alternativi</text:p>
          </table:table-cell>
          <table:table-cell table:style-name="Table24.B2" office:value-type="string">
            <text:p text:style-name="Table_20_Contents"/>
          </table:table-cell>
        </table:table-row>
        <table:table-row>
          <table:table-cell table:style-name="Table24.A2" office:value-type="string">
            <text:p text:style-name="Table_20_Contents">Punti aperti</text:p>
          </table:table-cell>
          <table:table-cell table:style-name="Table24.B2" office:value-type="string">
            <text:p text:style-name="Table_20_Contents"/>
          </table:table-cell>
        </table:table-row>
      </table:table>
      <text:p text:style-name="Standard"/>
      <text:p text:style-name="Standard"/>
      <table:table table:name="Table4" table:style-name="Table4">
        <table:table-column table:style-name="Table4.A"/>
        <table:table-column table:style-name="Table4.B"/>
        <table:table-row>
          <table:table-cell table:style-name="Table4.A1" office:value-type="string">
            <text:p text:style-name="Table_20_Contents">Titolo</text:p>
          </table:table-cell>
          <table:table-cell table:style-name="Table4.B1" office:value-type="string">
            <text:p text:style-name="P2">CU4 – Gioca Turno</text:p>
          </table:table-cell>
        </table:table-row>
        <table:table-row>
          <table:table-cell table:style-name="Table4.A2" office:value-type="string">
            <text:p text:style-name="Table_20_Contents">Descrizione</text:p>
          </table:table-cell>
          <table:table-cell table:style-name="Table4.B2" office:value-type="string">
            <text:p text:style-name="Table_20_Contents">Durante lo svolgimento del gioco, i Giocatori devono a rotazione giocare dei Turni. In ogni Turno devono tirare i dadi e, se sono nelle condizioni necessarie, ovvero non sono in Prigione, il sistema muove il loro Segnalino in base all'esito del tiro dei dadi. I Giocatori devono poi, prima di terminare il Turno, effettuare le operazioni previste dalla Casella di arrivo</text:p>
          </table:table-cell>
        </table:table-row>
        <table:table-row>
          <table:table-cell table:style-name="Table4.A2" office:value-type="string">
            <text:p text:style-name="Table_20_Contents">Relazioni</text:p>
          </table:table-cell>
          <table:table-cell table:style-name="Table4.B2" office:value-type="string">
            <text:p text:style-name="Table_20_Contents"/>
          </table:table-cell>
        </table:table-row>
        <table:table-row>
          <table:table-cell table:style-name="Table4.A2" office:value-type="string">
            <text:p text:style-name="Table_20_Contents">Attori</text:p>
          </table:table-cell>
          <table:table-cell table:style-name="Table4.B2" office:value-type="string">
            <text:p text:style-name="Table_20_Contents">Giocatore</text:p>
          </table:table-cell>
        </table:table-row>
        <table:table-row>
          <table:table-cell table:style-name="Table4.A2" office:value-type="string">
            <text:p text:style-name="Table_20_Contents">Precondizioni</text:p>
          </table:table-cell>
          <table:table-cell table:style-name="Table4.B2" office:value-type="string">
            <text:p text:style-name="Table_20_Contents">- È il Turno del Giocatore</text:p>
          </table:table-cell>
        </table:table-row>
        <table:table-row>
          <table:table-cell table:style-name="Table4.A2" office:value-type="string">
            <text:p text:style-name="Table_20_Contents">Postcondizioni</text:p>
          </table:table-cell>
          <table:table-cell table:style-name="Table4.B2" office:value-type="string">
            <text:p text:style-name="P4">Il Giocatore ha tirato i dadi, effettuato le operazioni necessarie e terminato il Turno</text:p>
          </table:table-cell>
        </table:table-row>
        <table:table-row>
          <table:table-cell table:style-name="Table4.A2" office:value-type="string">
            <text:p text:style-name="Table_20_Contents">Scenario principale</text:p>
          </table:table-cell>
          <table:table-cell table:style-name="Table4.B2" office:value-type="string">
            <text:p text:style-name="Table_20_Contents">Durante il suo Turno:</text:p>
            <text:p text:style-name="Table_20_Contents">1. Il Giocatore Tira i dadi ([CU5])</text:p>
            <text:p text:style-name="Table_20_Contents">2. Il Giocatore a<text:span text:style-name="T1">ttende che il sistema sposti</text:span> il suo Segnalino in senso orario di un numero di Caselle pari al risultato ottenuto dal tiro dei dadi</text:p>
            <text:p text:style-name="Table_20_Contents">3. La nuova posizione del Segnalino viene memorizzata dal sistema</text:p>
            <text:p text:style-name="Table_20_Contents">4. La Casella sulla quale il Segnalino del Giocatore è stato mosso determina cosa succede al Giocatore durante quel Turno:</text:p>
            <text:p text:style-name="Table_20_Contents"><text:s text:c="7"/>4.1 La Casella “Via” (o anche il semplice passaggio da questa </text:p>
            <text:p text:style-name="Table_20_Contents"><text:s text:c="13"/>Casella) corrisponde a [CU6]</text:p>
            <text:p text:style-name="Table_20_Contents"><text:s text:c="7"/>4.2 La Casella “In prigione” corrisponde a [CU7],</text:p>
            <text:p text:style-name="Table_20_Contents"><text:s text:c="13"/>la Casella “Prigione” corrisponde a [CU8]</text:p>
            <text:p text:style-name="Table_20_Contents"><text:s text:c="7"/>4.3 La Casella “Parcheggio gratuito” corrisponde a [CU9] </text:p>
            <text:p text:style-name="Table_20_Contents"><text:s text:c="7"/>4.4 Le Caselle delle Tasse corrispondono a [CU10]</text:p>
            <text:p text:style-name="Table_20_Contents"><text:soft-page-break/><text:s text:c="7"/>4.5 le Caselle dei Terreni possono corrispondere a [CU11], </text:p>
            <text:p text:style-name="Table_20_Contents"><text:s text:c="14"/>a seconda che siano possedute o meno da un altro Giocatore</text:p>
            <text:p text:style-name="Table_20_Contents">5. Il Giocatore può decidere di effettuare altre operazioni sempre possibili durante il Turno</text:p>
            <text:p text:style-name="Table_20_Contents">6. Il Giocatore termina il proprio Turno ([CU22])</text:p>
            <text:p text:style-name="Table_20_Contents">7. Inizia il Turno del Giocatore successivo</text:p>
          </table:table-cell>
        </table:table-row>
        <table:table-row>
          <table:table-cell table:style-name="Table4.A2" office:value-type="string">
            <text:p text:style-name="P3">Scenari alternativi</text:p>
          </table:table-cell>
          <table:table-cell table:style-name="Table4.B2" office:value-type="string">
            <text:p text:style-name="Table_20_Contents">1a. Se il Giocatore si trova in Prigione può decidere di pagare la Cauzione prima di tirare i dadi</text:p>
            <text:p text:style-name="Table_20_Contents">2a. Se il Giocatore si trova in Prigione da meno di tre Turni e non ha ottenuto un tiro di dadi doppio o non ha pagato la Cauzione non può muovere il proprio Segnalino e salta al passo 5</text:p>
            <text:p text:style-name="Table_20_Contents">2b. Se il Giocatore si trova in Prigione da tre Turni e non ha ottenuto un tiro di dadi doppio, è costretto a uscire di Prigione pagaando la Cauzione</text:p>
            <text:p text:style-name="Table_20_Contents"><text:s text:c="7"/>2b.1. Passa a [CU18]</text:p>
            <text:p text:style-name="Table_20_Contents"><text:s text:c="7"/>2b.2. Il Giocatore procede comunque al passo 2, mantenendo il</text:p>
            <text:p text:style-name="Table_20_Contents"><text:s text:c="16"/>tiro di dadi già effettuato</text:p>
            <text:p text:style-name="Table_20_Contents">2c. Se il Giocatore si trova in Prigione, ed ha ottenuto un tiro di dadi doppio, esce di Prigione e procede al passo 2</text:p>
            <text:p text:style-name="Table_20_Contents">2d. Se il Giocatore non si trova in Prigione e ha ottenuto un tiro di dadi doppio per la terza volta consecutiva, finisce in Prigione</text:p>
            <text:p text:style-name="Table_20_Contents"><text:s text:c="7"/>2d.1. Il Segnalino del <text:span text:style-name="T2">G</text:span>iocatore viene automaticamente spostato </text:p>
            <text:p text:style-name="P8"><text:span text:style-name="T1">dal sistema </text:span>sulla Casella Prigione, e il Giocatore si trova da</text:p>
            <text:p text:style-name="P8">quel momento in Prigione</text:p>
            <text:p text:style-name="Table_20_Contents"><text:s text:c="7"/>2d.2. Il Giocatore salta al passo 5</text:p>
            <text:p text:style-name="Table_20_Contents">6a. Se il Giocatore non si trova in Prigione e ha ottenuto un tiro di dadi doppio, deve rilanciare i dadi, tornando al passo 1</text:p>
          </table:table-cell>
        </table:table-row>
        <table:table-row>
          <table:table-cell table:style-name="Table4.A2" office:value-type="string">
            <text:p text:style-name="Table_20_Contents">Punti aperti</text:p>
          </table:table-cell>
          <table:table-cell table:style-name="Table4.B2" office:value-type="string">
            <text:p text:style-name="Table_20_Contents"/>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Contents">Titolo</text:p>
          </table:table-cell>
          <table:table-cell table:style-name="Table5.B1" office:value-type="string">
            <text:p text:style-name="P1">CU5 – Tira i Dadi</text:p>
          </table:table-cell>
        </table:table-row>
        <table:table-row>
          <table:table-cell table:style-name="Table5.A2" office:value-type="string">
            <text:p text:style-name="Table_20_Contents">Descrizione</text:p>
          </table:table-cell>
          <table:table-cell table:style-name="Table5.B2" office:value-type="string">
            <text:p text:style-name="Table_20_Contents">Il Giocatore lancia due dadi, il cui risultato determinerà il movimento del Segnalino del Giocatore.</text:p>
          </table:table-cell>
        </table:table-row>
        <table:table-row>
          <table:table-cell table:style-name="Table5.A2" office:value-type="string">
            <text:p text:style-name="Table_20_Contents">Relazioni</text:p>
          </table:table-cell>
          <table:table-cell table:style-name="Table5.B2" office:value-type="string">
            <text:p text:style-name="Table_20_Contents"/>
          </table:table-cell>
        </table:table-row>
        <table:table-row>
          <table:table-cell table:style-name="Table5.A2" office:value-type="string">
            <text:p text:style-name="Table_20_Contents">Attori</text:p>
          </table:table-cell>
          <table:table-cell table:style-name="Table5.B2" office:value-type="string">
            <text:p text:style-name="Table_20_Contents">Giocatore</text:p>
          </table:table-cell>
        </table:table-row>
        <table:table-row>
          <table:table-cell table:style-name="Table5.A2" office:value-type="string">
            <text:p text:style-name="Table_20_Contents">Precondizioni</text:p>
          </table:table-cell>
          <table:table-cell table:style-name="Table5.B2" office:value-type="string">
            <text:p text:style-name="Table_20_Contents">- È il Turno del Giocatore</text:p>
          </table:table-cell>
        </table:table-row>
        <table:table-row>
          <table:table-cell table:style-name="Table5.A2" office:value-type="string">
            <text:p text:style-name="Table_20_Contents">Postcondizioni</text:p>
          </table:table-cell>
          <table:table-cell table:style-name="Table5.B2" office:value-type="string">
            <text:p text:style-name="Table_20_Contents"/>
          </table:table-cell>
        </table:table-row>
        <table:table-row>
          <table:table-cell table:style-name="Table5.A2" office:value-type="string">
            <text:p text:style-name="Table_20_Contents">Scenario principale</text:p>
          </table:table-cell>
          <table:table-cell table:style-name="Table5.B2" office:value-type="string">
            <text:p text:style-name="Table_20_Contents">1. Il Giocatore clicca sul pulsante Tira i Dadi per tirare i dadi</text:p>
            <text:p text:style-name="Table_20_Contents">2. Appare il risultato dei due dadi appena lanciati. I valori dei due dadi lanciati appaiono singolarmente (ciascun dado ha sei facce)</text:p>
          </table:table-cell>
        </table:table-row>
        <table:table-row>
          <table:table-cell table:style-name="Table5.A2" office:value-type="string">
            <text:p text:style-name="Table_20_Contents">Scenari alternativi</text:p>
          </table:table-cell>
          <table:table-cell table:style-name="Table5.B2" office:value-type="string">
            <text:p text:style-name="Table_20_Contents"/>
          </table:table-cell>
        </table:table-row>
        <table:table-row>
          <table:table-cell table:style-name="Table5.A2" office:value-type="string">
            <text:p text:style-name="Table_20_Contents">Punti aperti</text:p>
          </table:table-cell>
          <table:table-cell table:style-name="Table5.B2" office:value-type="string">
            <text:p text:style-name="Table_20_Contents"/>
          </table:table-cell>
        </table:table-row>
      </table:table>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Contents">Titolo</text:p>
          </table:table-cell>
          <table:table-cell table:style-name="Table6.B1" office:value-type="string">
            <text:p text:style-name="P1">CU6 – Passa dal “Via”</text:p>
          </table:table-cell>
        </table:table-row>
        <table:table-row>
          <table:table-cell table:style-name="Table6.A2" office:value-type="string">
            <text:p text:style-name="Table_20_Contents">Descrizione</text:p>
          </table:table-cell>
          <table:table-cell table:style-name="Table6.B2" office:value-type="string">
            <text:p text:style-name="Table_20_Contents">Il Giocatore passa o si ferma sulla casella “Via” della Tavola da gioco</text:p>
          </table:table-cell>
        </table:table-row>
        <text:soft-page-break/>
        <table:table-row>
          <table:table-cell table:style-name="Table6.A2" office:value-type="string">
            <text:p text:style-name="Table_20_Contents">Relazioni</text:p>
          </table:table-cell>
          <table:table-cell table:style-name="Table6.B2" office:value-type="string">
            <text:p text:style-name="Table_20_Contents"/>
          </table:table-cell>
        </table:table-row>
        <table:table-row>
          <table:table-cell table:style-name="Table6.A2" office:value-type="string">
            <text:p text:style-name="Table_20_Contents">Attori</text:p>
          </table:table-cell>
          <table:table-cell table:style-name="Table6.B2" office:value-type="string">
            <text:p text:style-name="Table_20_Contents">Giocatore</text:p>
          </table:table-cell>
        </table:table-row>
        <table:table-row>
          <table:table-cell table:style-name="Table6.A2" office:value-type="string">
            <text:p text:style-name="Table_20_Contents">Precondizioni</text:p>
          </table:table-cell>
          <table:table-cell table:style-name="Table6.B2" office:value-type="string">
            <text:p text:style-name="Table_20_Contents">- È il Turno del Giocatore</text:p>
            <text:p text:style-name="Table_20_Contents">- Il Giocatore ha già lanciato i dadi</text:p>
            <text:p text:style-name="Table_20_Contents">- Il Giocatore si è fermato o è passato dalla Casella “Via”</text:p>
          </table:table-cell>
        </table:table-row>
        <table:table-row>
          <table:table-cell table:style-name="Table6.A2" office:value-type="string">
            <text:p text:style-name="Table_20_Contents">Postcondizioni</text:p>
          </table:table-cell>
          <table:table-cell table:style-name="Table6.B2" office:value-type="string">
            <text:p text:style-name="Table_20_Contents"/>
          </table:table-cell>
        </table:table-row>
        <table:table-row>
          <table:table-cell table:style-name="Table6.A2" office:value-type="string">
            <text:p text:style-name="Table_20_Contents">Scenario principale</text:p>
          </table:table-cell>
          <table:table-cell table:style-name="Table6.B2" office:value-type="string">
            <text:p text:style-name="Table_20_Contents">1. Se il Giocatore passa, o finisce con il proprio Segnalino sulla Casella “Via”, riceve automaticamente un'indennità dalla Banca</text:p>
          </table:table-cell>
        </table:table-row>
        <table:table-row>
          <table:table-cell table:style-name="Table6.A2" office:value-type="string">
            <text:p text:style-name="Table_20_Contents">Scenari alternativi</text:p>
          </table:table-cell>
          <table:table-cell table:style-name="Table6.B2" office:value-type="string">
            <text:p text:style-name="Table_20_Contents">1a. Un Giocatore che finisce in Prigione non passa da questa Casella, e perciò non riceve nessuna indennità dalla Banca</text:p>
          </table:table-cell>
        </table:table-row>
        <table:table-row>
          <table:table-cell table:style-name="Table6.A2" office:value-type="string">
            <text:p text:style-name="Table_20_Contents">Punti aperti</text:p>
          </table:table-cell>
          <table:table-cell table:style-name="Table6.B2" office:value-type="string">
            <text:p text:style-name="Table_20_Contents"/>
          </table:table-cell>
        </table:table-row>
      </table:table>
      <text:p text:style-name="Standard"/>
      <text:p text:style-name="Standard"/>
      <table:table table:name="Table7" table:style-name="Table7">
        <table:table-column table:style-name="Table7.A"/>
        <table:table-column table:style-name="Table7.B"/>
        <table:table-row>
          <table:table-cell table:style-name="Table7.A1" office:value-type="string">
            <text:p text:style-name="Table_20_Contents">Titolo</text:p>
          </table:table-cell>
          <table:table-cell table:style-name="Table7.B1" office:value-type="string">
            <text:p text:style-name="P1">CU7 – Vai in Prigione</text:p>
          </table:table-cell>
        </table:table-row>
        <table:table-row>
          <table:table-cell table:style-name="Table7.A2" office:value-type="string">
            <text:p text:style-name="Table_20_Contents">Descrizione</text:p>
          </table:table-cell>
          <table:table-cell table:style-name="Table7.B2" office:value-type="string">
            <text:p text:style-name="Table_20_Contents">Il Giocatore finisce in Prigione, dalla quale potrà uscire solo in seguito a un tiro di dadi doppio oppure dopo aver pagato una Cauzione</text:p>
          </table:table-cell>
        </table:table-row>
        <table:table-row>
          <table:table-cell table:style-name="Table7.A2" office:value-type="string">
            <text:p text:style-name="Table_20_Contents">Relazioni</text:p>
          </table:table-cell>
          <table:table-cell table:style-name="Table7.B2" office:value-type="string">
            <text:p text:style-name="Table_20_Contents"/>
          </table:table-cell>
        </table:table-row>
        <table:table-row>
          <table:table-cell table:style-name="Table7.A2" office:value-type="string">
            <text:p text:style-name="Table_20_Contents">Attori</text:p>
          </table:table-cell>
          <table:table-cell table:style-name="Table7.B2" office:value-type="string">
            <text:p text:style-name="Table_20_Contents">Giocatore</text:p>
          </table:table-cell>
        </table:table-row>
        <table:table-row>
          <table:table-cell table:style-name="Table7.A2" office:value-type="string">
            <text:p text:style-name="Table_20_Contents">Precondizioni</text:p>
          </table:table-cell>
          <table:table-cell table:style-name="Table7.B2" office:value-type="string">
            <text:p text:style-name="Table_20_Contents">- È il Turno del Giocatore</text:p>
            <text:p text:style-name="Table_20_Contents">- Il Giocatore ha già lanciato i dadi</text:p>
            <text:p text:style-name="Table_20_Contents">- Il Giocatore si è fermato sulla Casella “In Prigione”</text:p>
          </table:table-cell>
        </table:table-row>
        <table:table-row>
          <table:table-cell table:style-name="Table7.A2" office:value-type="string">
            <text:p text:style-name="Table_20_Contents">Postcondizioni</text:p>
          </table:table-cell>
          <table:table-cell table:style-name="Table7.B2" office:value-type="string">
            <text:p text:style-name="Table_20_Contents">Il Giocatore è in Prigione</text:p>
          </table:table-cell>
        </table:table-row>
        <table:table-row>
          <table:table-cell table:style-name="Table7.A2" office:value-type="string">
            <text:p text:style-name="Table_20_Contents">Scenario principale</text:p>
          </table:table-cell>
          <table:table-cell table:style-name="Table7.B2" office:value-type="string">
            <text:p text:style-name="Table_20_Contents">1. Appare un'indicazione che informa il Giocatore che il suo Segnalino verrà spostato in Prigione</text:p>
            <text:p text:style-name="Table_20_Contents">2. Il Segnalino del Giocatore viene automaticamente spostato sulla Casella Prigione</text:p>
            <text:p text:style-name="Table_20_Contents">3. Il Giocatore si trova da ora in Prigione</text:p>
          </table:table-cell>
        </table:table-row>
        <table:table-row>
          <table:table-cell table:style-name="Table7.A2" office:value-type="string">
            <text:p text:style-name="Table_20_Contents">Scenari alternativi</text:p>
          </table:table-cell>
          <table:table-cell table:style-name="Table7.B2" office:value-type="string">
            <text:p text:style-name="Table_20_Contents"/>
          </table:table-cell>
        </table:table-row>
        <table:table-row>
          <table:table-cell table:style-name="Table7.A2" office:value-type="string">
            <text:p text:style-name="Table_20_Contents">Punti aperti</text:p>
          </table:table-cell>
          <table:table-cell table:style-name="Table7.B2" office:value-type="string">
            <text:p text:style-name="Table_20_Contents"/>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Titolo</text:p>
          </table:table-cell>
          <table:table-cell table:style-name="Table8.B1" office:value-type="string">
            <text:p text:style-name="P1">CU8 – Visita Prigione</text:p>
          </table:table-cell>
        </table:table-row>
        <table:table-row>
          <table:table-cell table:style-name="Table8.A2" office:value-type="string">
            <text:p text:style-name="Table_20_Contents">Descrizione</text:p>
          </table:table-cell>
          <table:table-cell table:style-name="Table8.B2" office:value-type="string">
            <text:p text:style-name="Table_20_Contents">Il Giocatore si ferma in visita alla Prigione</text:p>
          </table:table-cell>
        </table:table-row>
        <table:table-row>
          <table:table-cell table:style-name="Table8.A2" office:value-type="string">
            <text:p text:style-name="Table_20_Contents">Relazioni</text:p>
          </table:table-cell>
          <table:table-cell table:style-name="Table8.B2" office:value-type="string">
            <text:p text:style-name="Table_20_Contents"/>
          </table:table-cell>
        </table:table-row>
        <table:table-row>
          <table:table-cell table:style-name="Table8.A2" office:value-type="string">
            <text:p text:style-name="Table_20_Contents">Attori</text:p>
          </table:table-cell>
          <table:table-cell table:style-name="Table8.B2" office:value-type="string">
            <text:p text:style-name="Table_20_Contents">Giocatore</text:p>
          </table:table-cell>
        </table:table-row>
        <table:table-row>
          <table:table-cell table:style-name="Table8.A2" office:value-type="string">
            <text:p text:style-name="Table_20_Contents">Precondizioni</text:p>
          </table:table-cell>
          <table:table-cell table:style-name="Table8.B2" office:value-type="string">
            <text:p text:style-name="Table_20_Contents">- È il Turno del Giocatore</text:p>
            <text:p text:style-name="Table_20_Contents">- Il Giocatore ha già lanciato i dadi</text:p>
            <text:p text:style-name="Table_20_Contents">- Il Giocatore si è fermato sulla Casella “Prigione”</text:p>
          </table:table-cell>
        </table:table-row>
        <table:table-row>
          <table:table-cell table:style-name="Table8.A2" office:value-type="string">
            <text:p text:style-name="Table_20_Contents">Postcondizioni</text:p>
          </table:table-cell>
          <table:table-cell table:style-name="Table8.B2" office:value-type="string">
            <text:p text:style-name="Table_20_Contents"/>
          </table:table-cell>
        </table:table-row>
        <table:table-row>
          <table:table-cell table:style-name="Table8.A2" office:value-type="string">
            <text:p text:style-name="Table_20_Contents">Scenario principale</text:p>
          </table:table-cell>
          <table:table-cell table:style-name="Table8.B2" office:value-type="string">
            <text:p text:style-name="Table_20_Contents">1. Il Giocatore visita la Prigione. Ai visitatori non accade nulla, pertanto il Giocatore non è da considerarsi in Prigione</text:p>
          </table:table-cell>
        </table:table-row>
        <table:table-row>
          <table:table-cell table:style-name="Table8.A2" office:value-type="string">
            <text:p text:style-name="Table_20_Contents">Scenari alternativi</text:p>
          </table:table-cell>
          <table:table-cell table:style-name="Table8.B2" office:value-type="string">
            <text:p text:style-name="Table_20_Contents"/>
          </table:table-cell>
        </table:table-row>
        <text:soft-page-break/>
        <table:table-row>
          <table:table-cell table:style-name="Table8.A2" office:value-type="string">
            <text:p text:style-name="Table_20_Contents">Punti aperti</text:p>
          </table:table-cell>
          <table:table-cell table:style-name="Table8.B2" office:value-type="string">
            <text:p text:style-name="Table_20_Contents"/>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Titolo</text:p>
          </table:table-cell>
          <table:table-cell table:style-name="Table9.B1" office:value-type="string">
            <text:p text:style-name="P1">CU9 – “Parcheggio gratuito”</text:p>
          </table:table-cell>
        </table:table-row>
        <table:table-row>
          <table:table-cell table:style-name="Table9.A2" office:value-type="string">
            <text:p text:style-name="Table_20_Contents">Descrizione</text:p>
          </table:table-cell>
          <table:table-cell table:style-name="Table9.B2" office:value-type="string">
            <text:p text:style-name="Table_20_Contents">Il Giocatore finisce sul Parcheggio gratuito</text:p>
          </table:table-cell>
        </table:table-row>
        <table:table-row>
          <table:table-cell table:style-name="Table9.A2" office:value-type="string">
            <text:p text:style-name="Table_20_Contents">Relazioni</text:p>
          </table:table-cell>
          <table:table-cell table:style-name="Table9.B2" office:value-type="string">
            <text:p text:style-name="Table_20_Contents"/>
          </table:table-cell>
        </table:table-row>
        <table:table-row>
          <table:table-cell table:style-name="Table9.A2" office:value-type="string">
            <text:p text:style-name="Table_20_Contents">Attori</text:p>
          </table:table-cell>
          <table:table-cell table:style-name="Table9.B2" office:value-type="string">
            <text:p text:style-name="Table_20_Contents">Giocatore</text:p>
          </table:table-cell>
        </table:table-row>
        <table:table-row>
          <table:table-cell table:style-name="Table9.A2" office:value-type="string">
            <text:p text:style-name="Table_20_Contents">Precondizioni</text:p>
          </table:table-cell>
          <table:table-cell table:style-name="Table9.B2" office:value-type="string">
            <text:p text:style-name="Table_20_Contents">- È il Turno del Giocatore</text:p>
            <text:p text:style-name="Table_20_Contents">- Il Giocatore ha già lanciato i dadi</text:p>
            <text:p text:style-name="Table_20_Contents">- Il Giocatore si è fermato sulla Casella “Parcheggio gratuito”</text:p>
          </table:table-cell>
        </table:table-row>
        <table:table-row>
          <table:table-cell table:style-name="Table9.A2" office:value-type="string">
            <text:p text:style-name="Table_20_Contents">Postcondizioni</text:p>
          </table:table-cell>
          <table:table-cell table:style-name="Table9.B2" office:value-type="string">
            <text:p text:style-name="Table_20_Contents"/>
          </table:table-cell>
        </table:table-row>
        <table:table-row>
          <table:table-cell table:style-name="Table9.A2" office:value-type="string">
            <text:p text:style-name="Table_20_Contents">Scenario principale</text:p>
          </table:table-cell>
          <table:table-cell table:style-name="Table9.B2" office:value-type="string">
            <text:p text:style-name="Table_20_Contents">Il Giocatore si trova su un Parcheggio gratuito. Non gli accade nulla</text:p>
          </table:table-cell>
        </table:table-row>
        <table:table-row>
          <table:table-cell table:style-name="Table9.A2" office:value-type="string">
            <text:p text:style-name="Table_20_Contents">Scenari alternativi</text:p>
          </table:table-cell>
          <table:table-cell table:style-name="Table9.B2" office:value-type="string">
            <text:p text:style-name="Table_20_Contents"/>
          </table:table-cell>
        </table:table-row>
        <table:table-row>
          <table:table-cell table:style-name="Table9.A2" office:value-type="string">
            <text:p text:style-name="Table_20_Contents">Punti aperti</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Titolo</text:p>
          </table:table-cell>
          <table:table-cell table:style-name="Table10.B1" office:value-type="string">
            <text:p text:style-name="P1">CU10 – Paga Tassa</text:p>
          </table:table-cell>
        </table:table-row>
        <table:table-row>
          <table:table-cell table:style-name="Table10.A2" office:value-type="string">
            <text:p text:style-name="Table_20_Contents">Descrizione</text:p>
          </table:table-cell>
          <table:table-cell table:style-name="Table10.B2" office:value-type="string">
            <text:p text:style-name="Table_20_Contents">Il Giocatore è costretto a pagare una Tassa alla Banca</text:p>
          </table:table-cell>
        </table:table-row>
        <table:table-row>
          <table:table-cell table:style-name="Table10.A2" office:value-type="string">
            <text:p text:style-name="Table_20_Contents">Relazioni</text:p>
          </table:table-cell>
          <table:table-cell table:style-name="Table10.B2" office:value-type="string">
            <text:p text:style-name="Table_20_Contents"/>
          </table:table-cell>
        </table:table-row>
        <table:table-row>
          <table:table-cell table:style-name="Table10.A2" office:value-type="string">
            <text:p text:style-name="Table_20_Contents">Attori</text:p>
          </table:table-cell>
          <table:table-cell table:style-name="Table10.B2" office:value-type="string">
            <text:p text:style-name="Table_20_Contents">Giocatore</text:p>
          </table:table-cell>
        </table:table-row>
        <table:table-row>
          <table:table-cell table:style-name="Table10.A2" office:value-type="string">
            <text:p text:style-name="Table_20_Contents">Precondizioni</text:p>
          </table:table-cell>
          <table:table-cell table:style-name="Table10.B2" office:value-type="string">
            <text:p text:style-name="Table_20_Contents">- È il Turno del Giocatore</text:p>
            <text:p text:style-name="Table_20_Contents">- Il Giocatore ha già lanciato i dadi</text:p>
            <text:p text:style-name="Table_20_Contents">- Il Giocatore si è fermato sulla Casella “Tassa patrimoniale” oppure sulla Casella “Tassa di lusso”</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able:table-row>
          <table:table-cell table:style-name="Table10.A2" office:value-type="string">
            <text:p text:style-name="Table_20_Contents">Scenario principale</text:p>
          </table:table-cell>
          <table:table-cell table:style-name="Table10.B2" office:value-type="string">
            <text:p text:style-name="Table_20_Contents">1. Il Giocatore deve pagare una Tassa alla Banca, il cui importo è indicato sulla Casella stessa</text:p>
            <text:p text:style-name="Table_20_Contents">2. Il Giocatore effettua il pagamento, cliccando sull'apposito pulsante</text:p>
          </table:table-cell>
        </table:table-row>
        <table:table-row>
          <table:table-cell table:style-name="Table10.A2" office:value-type="string">
            <text:p text:style-name="Table_20_Contents">Scenari alternativi</text:p>
          </table:table-cell>
          <table:table-cell table:style-name="Table10.B2" office:value-type="string">
            <text:p text:style-name="Table_20_Contents">2a. Se il Giocatore non ha un Capitale sufficiente per pagare la Tassa, fallisce. Il Giocatore può tuttavia vendere Terreni o Edifici alla Banca per incrementare il proprio Capitale ed essere così in grado di pagare la Tassa</text:p>
            <text:p text:style-name="Table_20_Contents"><text:s text:c="7"/>2a.1 Se il Giocatore fallisce, tutte le sue proprietà passano</text:p>
            <text:p text:style-name="Table_20_Contents"><text:s text:c="15"/>automaticamente alla Banca, e il Giocatore diventa inattivo</text:p>
          </table:table-cell>
        </table:table-row>
        <table:table-row>
          <table:table-cell table:style-name="Table10.A2" office:value-type="string">
            <text:p text:style-name="Table_20_Contents">Punti aperti</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Titolo</text:p>
          </table:table-cell>
          <table:table-cell table:style-name="Table11.B1" office:value-type="string">
            <text:p text:style-name="P1">CU11 – Paga Affitto</text:p>
          </table:table-cell>
        </table:table-row>
        <table:table-row>
          <table:table-cell table:style-name="Table11.A2" office:value-type="string">
            <text:p text:style-name="Table_20_Contents">Descrizione</text:p>
          </table:table-cell>
          <table:table-cell table:style-name="Table11.B2" office:value-type="string">
            <text:p text:style-name="Table_20_Contents">Il Giocatore è costretto a pagare l'Affitto per sostare sulla proprietà di un altro Giocatore</text:p>
          </table:table-cell>
        </table:table-row>
        <table:table-row>
          <table:table-cell table:style-name="Table11.A2" office:value-type="string">
            <text:p text:style-name="Table_20_Contents">Relazioni</text:p>
          </table:table-cell>
          <table:table-cell table:style-name="Table11.B2" office:value-type="string">
            <text:p text:style-name="Table_20_Contents"/>
          </table:table-cell>
        </table:table-row>
        <table:table-row>
          <table:table-cell table:style-name="Table11.A2" office:value-type="string">
            <text:p text:style-name="Table_20_Contents">Attori</text:p>
          </table:table-cell>
          <table:table-cell table:style-name="Table11.B2" office:value-type="string">
            <text:p text:style-name="Table_20_Contents">Giocatore</text:p>
          </table:table-cell>
        </table:table-row>
        <table:table-row>
          <table:table-cell table:style-name="Table11.A2" office:value-type="string">
            <text:p text:style-name="Table_20_Contents">Precondizioni</text:p>
          </table:table-cell>
          <table:table-cell table:style-name="Table11.B2" office:value-type="string">
            <text:p text:style-name="Table_20_Contents">- È il Turno del Giocatore</text:p>
            <text:p text:style-name="Table_20_Contents"><text:soft-page-break/>- Il Giocatore ha già lanciato i dadi</text:p>
            <text:p text:style-name="Table_20_Contents">- Il Giocatore si è fermato su una Casella di tipo Terreno in possesso di un altro Giocatore</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Scenario principale</text:p>
          </table:table-cell>
          <table:table-cell table:style-name="Table11.B2" office:value-type="string">
            <text:p text:style-name="Table_20_Contents">1. Il Giocatore deve pagare l'Affitto all'altro Giocatore, il cui importo dipende dallo specifico Terreno, dal numero di Terreni dello stesso Gruppo posseduti dal Giocatore avversario e dal numero di Edifici costruiti su quel Terreno.</text:p>
            <text:p text:style-name="Table_20_Contents">2. Il Giocatore effettua il pagamento, cliccando sull'apposito pulsante</text:p>
          </table:table-cell>
        </table:table-row>
        <table:table-row>
          <table:table-cell table:style-name="Table11.A2" office:value-type="string">
            <text:p text:style-name="Table_20_Contents">Scenari alternativi</text:p>
          </table:table-cell>
          <table:table-cell table:style-name="Table11.B2" office:value-type="string">
            <text:p text:style-name="Table_20_Contents">2a. Se il Giocatore non ha un Capitale sufficiente per pagare l'Affitto, fallisce. Il Giocatore può tuttavia vendere Terreni o Edifici alla Banca per incrementare il proprio Capitale ed essere così in grado di pagare l'Affitto.</text:p>
            <text:p text:style-name="Table_20_Contents"><text:s text:c="7"/>2a.1 Se il Giocatore fallisce, tutte le sue proprietà passano</text:p>
            <text:p text:style-name="Table_20_Contents"><text:s text:c="15"/>automaticamente alla Banca, e il Giocatore diventa inattivo</text:p>
            <text:p text:style-name="Table_20_Contents"><text:s text:c="7"/>2a.2 La Banca paga automaticamente l'Affitto al Giocatore</text:p>
            <text:p text:style-name="Table_20_Contents"><text:s text:c="15"/>avversario in vece del Giocatore appena fallito</text:p>
          </table:table-cell>
        </table:table-row>
        <table:table-row>
          <table:table-cell table:style-name="Table11.A2" office:value-type="string">
            <text:p text:style-name="Table_20_Contents">Punti aperti</text:p>
          </table:table-cell>
          <table:table-cell table:style-name="Table11.B2" office:value-type="string">
            <text:p text:style-name="Table_20_Contents"/>
          </table:table-cell>
        </table:table-row>
      </table:table>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Table_20_Contents">Titolo</text:p>
          </table:table-cell>
          <table:table-cell table:style-name="Table12.B1" office:value-type="string">
            <text:p text:style-name="P1">CU12 – Acquista un Terreno</text:p>
          </table:table-cell>
        </table:table-row>
        <table:table-row>
          <table:table-cell table:style-name="Table12.A2" office:value-type="string">
            <text:p text:style-name="Table_20_Contents">Descrizione</text:p>
          </table:table-cell>
          <table:table-cell table:style-name="Table12.B2" office:value-type="string">
            <text:p text:style-name="Table_20_Contents">Se un Giocatore finisce su un Terreno posseduto dalla Banca, può decidere di acquistarlo, diventandone il proprietario</text:p>
          </table:table-cell>
        </table:table-row>
        <table:table-row>
          <table:table-cell table:style-name="Table12.A2" office:value-type="string">
            <text:p text:style-name="Table_20_Contents">Relazioni</text:p>
          </table:table-cell>
          <table:table-cell table:style-name="Table12.B2" office:value-type="string">
            <text:p text:style-name="Table_20_Contents"/>
          </table:table-cell>
        </table:table-row>
        <table:table-row>
          <table:table-cell table:style-name="Table12.A2" office:value-type="string">
            <text:p text:style-name="Table_20_Contents">Attori</text:p>
          </table:table-cell>
          <table:table-cell table:style-name="Table12.B2" office:value-type="string">
            <text:p text:style-name="Table_20_Contents">Giocatore</text:p>
          </table:table-cell>
        </table:table-row>
        <table:table-row>
          <table:table-cell table:style-name="Table12.A2" office:value-type="string">
            <text:p text:style-name="Table_20_Contents">Precondizioni</text:p>
          </table:table-cell>
          <table:table-cell table:style-name="Table12.B2" office:value-type="string">
            <text:p text:style-name="Table_20_Contents">- È il Turno del Giocatore</text:p>
            <text:p text:style-name="Table_20_Contents">- Il Giocatore ha già lanciato i dadi</text:p>
            <text:p text:style-name="Table_20_Contents">- Il Giocatore si è fermato su una casella di tipo Terreno non posseduta da alcun <text:span text:style-name="T2">G</text:span>iocatore, quindi dalla Banca</text:p>
          </table:table-cell>
        </table:table-row>
        <table:table-row>
          <table:table-cell table:style-name="Table12.A2" office:value-type="string">
            <text:p text:style-name="Table_20_Contents">Postcondizioni</text:p>
          </table:table-cell>
          <table:table-cell table:style-name="Table12.B2" office:value-type="string">
            <text:p text:style-name="Table_20_Contents">Il sistema tiene traccia e registra l'acquisto (se avvenuto)</text:p>
          </table:table-cell>
        </table:table-row>
        <table:table-row>
          <table:table-cell table:style-name="Table12.A2" office:value-type="string">
            <text:p text:style-name="Table_20_Contents">Scenario principale</text:p>
          </table:table-cell>
          <table:table-cell table:style-name="Table12.B2" office:value-type="string">
            <text:p text:style-name="Table_20_Contents">Esistono tre tipi di Terreni acquistabili: i Terreni normali, le Stazioni ferroviarie e le Imprese di pubblica utilità</text:p>
            <text:p text:style-name="Table_20_Contents">1. Il Giocatore può, in qualsiasi momento (prima della fine del Turno), decidere di acquistare il Terreno cliccando sul pulsante Acquista</text:p>
            <text:p text:style-name="Table_20_Contents">2. Viene visualizzato l'importo che il Giocatore deve pagare per poter acquistare il Terreno, assieme a un pulsante di conferma dell'acquisto</text:p>
            <text:p text:style-name="Table_20_Contents">3. Confermando, il Giocatore paga alla Banca l'importo relativo al Terreno da acquistare</text:p>
            <text:p text:style-name="Table_20_Contents">4. Il Giocatore diventa possessore del Terreno e il sistema aggiorna lo stato del Giocatore (attivando eventualmente la possibilità di costruire Edifici su di esso)</text:p>
          </table:table-cell>
        </table:table-row>
        <table:table-row>
          <table:table-cell table:style-name="Table12.A2" office:value-type="string">
            <text:p text:style-name="Table_20_Contents">Scenari alternativi</text:p>
          </table:table-cell>
          <table:table-cell table:style-name="Table12.B2" office:value-type="string">
            <text:p text:style-name="Table_20_Contents">3a. Se il Giocatore non ha un Capitale abbastanza alto da poter acquistare il Terreno, non accade nulla</text:p>
            <text:p text:style-name="Table_20_Contents"><text:s text:c="6"/>3a.1 Il sistema non registra l'avvenuto acquisto e il Giocatore</text:p>
            <text:p text:style-name="Table_20_Contents"><text:s text:c="14"/>viene notificato del fallito acquisto</text:p>
          </table:table-cell>
        </table:table-row>
        <table:table-row>
          <table:table-cell table:style-name="Table12.A2" office:value-type="string">
            <text:p text:style-name="Table_20_Contents">Punti aperti</text:p>
          </table:table-cell>
          <table:table-cell table:style-name="Table12.B2" office:value-type="string">
            <text:p text:style-name="Table_20_Contents"/>
          </table:table-cell>
        </table:table-row>
      </table:table>
      <text:p text:style-name="Standard"><text:soft-page-break/></text:p>
      <text:p text:style-name="Standard"/>
      <table:table table:name="Table13" table:style-name="Table13">
        <table:table-column table:style-name="Table13.A"/>
        <table:table-column table:style-name="Table13.B"/>
        <table:table-row>
          <table:table-cell table:style-name="Table13.A1" office:value-type="string">
            <text:p text:style-name="Table_20_Contents">Titolo</text:p>
          </table:table-cell>
          <table:table-cell table:style-name="Table13.B1" office:value-type="string">
            <text:p text:style-name="P1">CU13 – Vendi un Terreno</text:p>
          </table:table-cell>
        </table:table-row>
        <table:table-row>
          <table:table-cell table:style-name="Table13.A2" office:value-type="string">
            <text:p text:style-name="Table_20_Contents">Descrizione</text:p>
          </table:table-cell>
          <table:table-cell table:style-name="Table13.B2" office:value-type="string">
            <text:p text:style-name="Table_20_Contents">Un Giocatore ha la possibilità di vendere alla Banca dei Terreni da lui posseduti, per metà dell'importo pagato al momento dell'acquisto del Terreno stesso</text:p>
          </table:table-cell>
        </table:table-row>
        <table:table-row>
          <table:table-cell table:style-name="Table13.A2" office:value-type="string">
            <text:p text:style-name="Table_20_Contents">Relazioni</text:p>
          </table:table-cell>
          <table:table-cell table:style-name="Table13.B2" office:value-type="string">
            <text:p text:style-name="Table_20_Contents"/>
          </table:table-cell>
        </table:table-row>
        <table:table-row>
          <table:table-cell table:style-name="Table13.A2" office:value-type="string">
            <text:p text:style-name="Table_20_Contents">Attori</text:p>
          </table:table-cell>
          <table:table-cell table:style-name="Table13.B2" office:value-type="string">
            <text:p text:style-name="Table_20_Contents">Giocatore</text:p>
          </table:table-cell>
        </table:table-row>
        <table:table-row>
          <table:table-cell table:style-name="Table13.A2" office:value-type="string">
            <text:p text:style-name="Table_20_Contents">Precondizioni</text:p>
          </table:table-cell>
          <table:table-cell table:style-name="Table13.B2" office:value-type="string">
            <text:p text:style-name="Table_20_Contents">- È il Turno del Giocatore</text:p>
            <text:p text:style-name="Table_20_Contents">- Il Giocatore possiede almeno un Terreno</text:p>
          </table:table-cell>
        </table:table-row>
        <table:table-row>
          <table:table-cell table:style-name="Table13.A2" office:value-type="string">
            <text:p text:style-name="Table_20_Contents">Postcondizioni</text:p>
          </table:table-cell>
          <table:table-cell table:style-name="Table13.B2" office:value-type="string">
            <text:p text:style-name="Table_20_Contents">Il sistema registra l'avvenuta vendita, e il Giocatore non è più possessore di quello specifico Terreno, che è ora in possesso della Banca</text:p>
            <text:p text:style-name="Table_20_Contents">Il Capitale del Giocatore aumenta dell'importo ricevuto dalla Banca al momento della vendita</text:p>
          </table:table-cell>
        </table:table-row>
        <table:table-row>
          <table:table-cell table:style-name="Table13.A2" office:value-type="string">
            <text:p text:style-name="Table_20_Contents">Scenario principale</text:p>
          </table:table-cell>
          <table:table-cell table:style-name="Table13.B2" office:value-type="string">
            <text:p text:style-name="Table_20_Contents">1. Il Giocatore può, in qualsiasi momento (prima della fine del Turno), decidere di vendere un Terreno in suo possesso cliccando sul pulsante Vendi Terreno</text:p>
            <text:p text:style-name="Table_20_Contents">2. Al Giocatore viene richiesto di selezionare un Terreno tra quelli in suo possesso</text:p>
            <text:p text:style-name="Table_20_Contents">3. Viene visualizzato l'importo che il Giocatore riceverà dalla Banca vendendole quel Terreno, assieme a un pulsante di conferma</text:p>
            <text:p text:style-name="Table_20_Contents">4. Confermando, il Giocatore riceve automaticamente l'importo relativo al Terreno venduto alla Banca</text:p>
            <text:p text:style-name="Table_20_Contents">5. Il Giocatore non è più possessore di quel Terreno e il sistema aggiorna lo stato del Giocatore (revocandogli la possibilità di visualizzare il Contratto di quello specifico Terreno e di costruire Edifici su di esso)</text:p>
          </table:table-cell>
        </table:table-row>
        <table:table-row>
          <table:table-cell table:style-name="Table13.A2" office:value-type="string">
            <text:p text:style-name="Table_20_Contents">Scenari alternativi</text:p>
          </table:table-cell>
          <table:table-cell table:style-name="Table13.B2" office:value-type="string">
            <text:p text:style-name="Table_20_Contents"/>
          </table:table-cell>
        </table:table-row>
        <table:table-row>
          <table:table-cell table:style-name="Table13.A2" office:value-type="string">
            <text:p text:style-name="Table_20_Contents">Punti aperti</text:p>
          </table:table-cell>
          <table:table-cell table:style-name="Table13.B2" office:value-type="string">
            <text:p text:style-name="Table_20_Contents"/>
          </table:table-cell>
        </table:table-row>
      </table:table>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Contents">Titolo</text:p>
          </table:table-cell>
          <table:table-cell table:style-name="Table2.B1" office:value-type="string">
            <text:p text:style-name="P1">CU14 – Costruisci un Edificio</text:p>
          </table:table-cell>
        </table:table-row>
        <table:table-row>
          <table:table-cell table:style-name="Table2.A2" office:value-type="string">
            <text:p text:style-name="Table_20_Contents">Descrizione</text:p>
          </table:table-cell>
          <table:table-cell table:style-name="Table2.B2" office:value-type="string">
            <text:p text:style-name="Table_20_Contents">Un Giocatore ha la possibilità di costruire sui propri Terreni degli Edifici, pagandone il relativo prezzo alla Banca. La presenza di un Edificio su un Terreno ne incrementa l'affitto che altri Giocatori devono pagare in caso di fermata su quel Terreno</text:p>
          </table:table-cell>
        </table:table-row>
        <table:table-row>
          <table:table-cell table:style-name="Table2.A2" office:value-type="string">
            <text:p text:style-name="Table_20_Contents">Relazioni</text:p>
          </table:table-cell>
          <table:table-cell table:style-name="Table2.B2" office:value-type="string">
            <text:p text:style-name="Table_20_Contents"/>
          </table:table-cell>
        </table:table-row>
        <table:table-row>
          <table:table-cell table:style-name="Table2.A2" office:value-type="string">
            <text:p text:style-name="Table_20_Contents">Attori</text:p>
          </table:table-cell>
          <table:table-cell table:style-name="Table2.B2" office:value-type="string">
            <text:p text:style-name="Table_20_Contents">Giocatore</text:p>
          </table:table-cell>
        </table:table-row>
        <table:table-row>
          <table:table-cell table:style-name="Table2.A2" office:value-type="string">
            <text:p text:style-name="Table_20_Contents">Precondizioni</text:p>
          </table:table-cell>
          <table:table-cell table:style-name="Table2.B2" office:value-type="string">
            <text:p text:style-name="Table_20_Contents">- È il Turno del Giocatore</text:p>
            <text:p text:style-name="Table_20_Contents">- Il Giocatore possiede tutti i Terreni normali di uno stesso Gruppo</text:p>
          </table:table-cell>
        </table:table-row>
        <table:table-row>
          <table:table-cell table:style-name="Table2.A2" office:value-type="string">
            <text:p text:style-name="Table_20_Contents">Postcondizioni</text:p>
          </table:table-cell>
          <table:table-cell table:style-name="Table2.B2" office:value-type="string">
            <text:p text:style-name="Table_20_Contents">Il sistema registra l'avvenuta costruzione</text:p>
          </table:table-cell>
        </table:table-row>
        <table:table-row>
          <table:table-cell table:style-name="Table2.A2" office:value-type="string">
            <text:p text:style-name="Table_20_Contents">Scenario principale</text:p>
          </table:table-cell>
          <table:table-cell table:style-name="Table2.B2" office:value-type="string">
            <text:p text:style-name="Table_20_Contents">1. Il Giocatore può, in qualsiasi momento (prima della fine del Turno), decidere di costruire un Edificio su un Terreno in suo possesso cliccando sul pulsante Costruisci un Edificio</text:p>
            <text:p text:style-name="Table_20_Contents">2. Al Giocatore viene richiesto di selezionare un Terreno tra quelli al <text:soft-page-break/>momento edificabili in suo possesso ([CU17])</text:p>
            <text:p text:style-name="Table_20_Contents">3. Viene visualizzato al Giocatore un menu nel quale specificare il tipo e il numero di Edifici da costruire</text:p>
            <text:p text:style-name="Table_20_Contents"><text:s text:c="6"/>3.1 Il Giocatore decide di costruire una o più case. Su un Terreno</text:p>
            <text:p text:style-name="Table_20_Contents"><text:s text:c="12"/>non possono essere costruite più di quattro case</text:p>
            <text:p text:style-name="Table_20_Contents"><text:s text:c="6"/>3.2 Il Giocatore decide di costruire un albergo. Un albergo può</text:p>
            <text:p text:style-name="Table_20_Contents"><text:s text:c="12"/>essere costruito solo se sono già presenti quattro case sul</text:p>
            <text:p text:style-name="Table_20_Contents"><text:s text:c="12"/>Terreno. Costruendo un albergo verranno automaticamente</text:p>
            <text:p text:style-name="Table_20_Contents"><text:s text:c="12"/>rimosse le case, e al loro posto sorgerà un albergo. Su un</text:p>
            <text:p text:style-name="Table_20_Contents"><text:s text:c="12"/>Terreno non può essere costruito più di un albergo</text:p>
            <text:p text:style-name="Table_20_Contents">4. Viene visualizzato l'importo totale che il Giocatore deve pagare alla Banca per costruire il/gli Edifici, assieme a un pulsante di conferma</text:p>
            <text:p text:style-name="Table_20_Contents">5. Confermando, il Giocatore paga automaticamente il prezzo di costruzione alla Banca</text:p>
            <text:p text:style-name="Table_20_Contents">6. Gli Edifici appena costruiti appaiono sul Terreno del Giocatore</text:p>
          </table:table-cell>
        </table:table-row>
        <table:table-row>
          <table:table-cell table:style-name="Table2.A2" office:value-type="string">
            <text:p text:style-name="Table_20_Contents">Scenari alternativi</text:p>
          </table:table-cell>
          <table:table-cell table:style-name="Table2.B2" office:value-type="string">
            <text:p text:style-name="Table_20_Contents">5a. Se il Giocatore non ha un Capitale sufficiente per poter acquistare il/gli Edifici, non accade nulla.</text:p>
            <text:p text:style-name="Table_20_Contents"><text:s text:c="6"/>5a.1 Il sistema non registra l'avvenuta costruzione e il Giocatore</text:p>
            <text:p text:style-name="Table_20_Contents"><text:s text:c="14"/>viene notificato della fallita operazione</text:p>
          </table:table-cell>
        </table:table-row>
        <table:table-row>
          <table:table-cell table:style-name="Table2.A2" office:value-type="string">
            <text:p text:style-name="Table_20_Contents">Punti aperti</text:p>
          </table:table-cell>
          <table:table-cell table:style-name="Table2.B2" office:value-type="string">
            <text:p text:style-name="Table_20_Contents"/>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Table_20_Contents">Titolo</text:p>
          </table:table-cell>
          <table:table-cell table:style-name="Table15.B1" office:value-type="string">
            <text:p text:style-name="P1">CU15 – Demolisci un Edificio</text:p>
          </table:table-cell>
        </table:table-row>
        <table:table-row>
          <table:table-cell table:style-name="Table15.A2" office:value-type="string">
            <text:p text:style-name="Table_20_Contents">Descrizione</text:p>
          </table:table-cell>
          <table:table-cell table:style-name="Table15.B2" office:value-type="string">
            <text:p text:style-name="Table_20_Contents">Un Giocatore ha la possibilità di vendere alla Banca un Edificio precedentemente costruito su una proprietà, per metà del prezzo pagato al momento della costruzione dell'Edificio stesso</text:p>
          </table:table-cell>
        </table:table-row>
        <table:table-row>
          <table:table-cell table:style-name="Table15.A2" office:value-type="string">
            <text:p text:style-name="Table_20_Contents">Relazioni</text:p>
          </table:table-cell>
          <table:table-cell table:style-name="Table15.B2" office:value-type="string">
            <text:p text:style-name="Table_20_Contents"/>
          </table:table-cell>
        </table:table-row>
        <table:table-row>
          <table:table-cell table:style-name="Table15.A2" office:value-type="string">
            <text:p text:style-name="Table_20_Contents">Attori</text:p>
          </table:table-cell>
          <table:table-cell table:style-name="Table15.B2" office:value-type="string">
            <text:p text:style-name="Table_20_Contents">Giocatore</text:p>
          </table:table-cell>
        </table:table-row>
        <table:table-row>
          <table:table-cell table:style-name="Table15.A2" office:value-type="string">
            <text:p text:style-name="Table_20_Contents">Precondizioni</text:p>
          </table:table-cell>
          <table:table-cell table:style-name="Table15.B2" office:value-type="string">
            <text:p text:style-name="Table_20_Contents">- È il Turno del Giocatore</text:p>
            <text:p text:style-name="Table_20_Contents">- Il Giocatore possiede almeno un Edificio</text:p>
          </table:table-cell>
        </table:table-row>
        <table:table-row>
          <table:table-cell table:style-name="Table15.A2" office:value-type="string">
            <text:p text:style-name="Table_20_Contents">Postcondizioni</text:p>
          </table:table-cell>
          <table:table-cell table:style-name="Table15.B2" office:value-type="string">
            <text:p text:style-name="Table_20_Contents">Il sistema registra l'avvenuta demolizione</text:p>
            <text:p text:style-name="Table_20_Contents">Il Capitale del Giocatore aumenta dell'importo ricevuto dalla Banca al momento della vendita</text:p>
          </table:table-cell>
        </table:table-row>
        <table:table-row>
          <table:table-cell table:style-name="Table15.A2" office:value-type="string">
            <text:p text:style-name="Table_20_Contents">Scenario principale</text:p>
          </table:table-cell>
          <table:table-cell table:style-name="Table15.B2" office:value-type="string">
            <text:p text:style-name="Table_20_Contents">1. Il Giocatore può, in qualsiasi momento (prima della fine del Turno), decidere di demolire un Edificio su un Terreno in suo possesso cliccando sul pulsante Demolisci un Edificio</text:p>
            <text:p text:style-name="Table_20_Contents">2. Al Tiocatore viene richiesto di selezionare un Terreno tra quelli in suo possesso su cui al momento è costruito almeno un Edificio ([CU17])</text:p>
            <text:p text:style-name="Table_20_Contents">3. Viene visualizzato al Giocatore un menu nel quale specificare il tipo e il numero di Edifici da demolire</text:p>
            <text:p text:style-name="Table_20_Contents"><text:s text:c="7"/>3.1 Il Giocatore decide di demolire una o più case</text:p>
            <text:p text:style-name="Table_20_Contents"><text:s text:c="7"/>3.2 Il Giocatore decide di demolire un albergo. Così facendo, </text:p>
            <text:p text:style-name="Table_20_Contents"><text:s text:c="13"/>la Banca pagherà un prezzo uguale alla metà del valore di</text:p>
            <text:p text:style-name="Table_20_Contents"><text:s text:c="13"/>cinque case. Una volta rimosso l'albergo, sulla Casella non vi</text:p>
            <text:p text:style-name="Table_20_Contents"><text:s text:c="13"/>sarà più alcun Edificio</text:p>
            <text:p text:style-name="Table_20_Contents">4. Viene visualizzato l'importo totale che la Banca pagherà al <text:soft-page-break/>Giocatore per la demolizione del/degli Edifici, assieme a un pulsante di conferma</text:p>
            <text:p text:style-name="Table_20_Contents">5. Confermando, il Giocatore riceve automaticamente l'importo relativo agli Edifici demoliti dalla Banca</text:p>
            <text:p text:style-name="Table_20_Contents">6. Gli Edifici appena demoliti scompaiono dal Terreno del <text:span text:style-name="T2">G</text:span>iocatore</text:p>
          </table:table-cell>
        </table:table-row>
        <table:table-row>
          <table:table-cell table:style-name="Table15.A2" office:value-type="string">
            <text:p text:style-name="Table_20_Contents">Scenari alternativi</text:p>
          </table:table-cell>
          <table:table-cell table:style-name="Table15.B2" office:value-type="string">
            <text:p text:style-name="Table_20_Contents"/>
          </table:table-cell>
        </table:table-row>
        <table:table-row>
          <table:table-cell table:style-name="Table15.A2" office:value-type="string">
            <text:p text:style-name="Table_20_Contents">Punti aperti</text:p>
          </table:table-cell>
          <table:table-cell table:style-name="Table15.B2" office:value-type="string">
            <text:p text:style-name="Table_20_Contents"/>
          </table:table-cell>
        </table:table-row>
      </table:table>
      <text:p text:style-name="Standard"/>
      <text:p text:style-name="Standard"/>
      <table:table table:name="Table16" table:style-name="Table16">
        <table:table-column table:style-name="Table16.A"/>
        <table:table-column table:style-name="Table16.B"/>
        <table:table-row>
          <table:table-cell table:style-name="Table16.A1" office:value-type="string">
            <text:p text:style-name="Table_20_Contents">Titolo</text:p>
          </table:table-cell>
          <table:table-cell table:style-name="Table16.B1" office:value-type="string">
            <text:p text:style-name="P1">CU16 – Visualizza Contratto</text:p>
          </table:table-cell>
        </table:table-row>
        <table:table-row>
          <table:table-cell table:style-name="Table16.A2" office:value-type="string">
            <text:p text:style-name="Table_20_Contents">Descrizione</text:p>
          </table:table-cell>
          <table:table-cell table:style-name="Table16.B2" office:value-type="string">
            <text:p text:style-name="Table_20_Contents">Il Giocatore può vedere le informazioni contenute in un Contratto, relative a un Terreno in suo possesso</text:p>
          </table:table-cell>
        </table:table-row>
        <table:table-row>
          <table:table-cell table:style-name="Table16.A2" office:value-type="string">
            <text:p text:style-name="Table_20_Contents">Relazioni</text:p>
          </table:table-cell>
          <table:table-cell table:style-name="Table16.B2" office:value-type="string">
            <text:p text:style-name="Table_20_Contents"/>
          </table:table-cell>
        </table:table-row>
        <table:table-row>
          <table:table-cell table:style-name="Table16.A2" office:value-type="string">
            <text:p text:style-name="Table_20_Contents">Attori</text:p>
          </table:table-cell>
          <table:table-cell table:style-name="Table16.B2" office:value-type="string">
            <text:p text:style-name="Table_20_Contents">Giocatore</text:p>
          </table:table-cell>
        </table:table-row>
        <table:table-row>
          <table:table-cell table:style-name="Table16.A2" office:value-type="string">
            <text:p text:style-name="Table_20_Contents">Precondizioni</text:p>
          </table:table-cell>
          <table:table-cell table:style-name="Table16.B2" office:value-type="string">
            <text:p text:style-name="Table_20_Contents">- È il Turno del Giocatore</text:p>
            <text:p text:style-name="Table_20_Contents">- Il Giocatore possiede almeno un Terreno</text:p>
          </table:table-cell>
        </table:table-row>
        <table:table-row>
          <table:table-cell table:style-name="Table16.A2" office:value-type="string">
            <text:p text:style-name="Table_20_Contents">Postcondizioni</text:p>
          </table:table-cell>
          <table:table-cell table:style-name="Table16.B2" office:value-type="string">
            <text:p text:style-name="Table_20_Contents"/>
          </table:table-cell>
        </table:table-row>
        <table:table-row>
          <table:table-cell table:style-name="Table16.A2" office:value-type="string">
            <text:p text:style-name="Table_20_Contents">Scenario principale</text:p>
          </table:table-cell>
          <table:table-cell table:style-name="Table16.B2" office:value-type="string">
            <text:p text:style-name="Table_20_Contents">1. Il Giocatore può, in qualsiasi momento (prima della fine del Turno), decidere di visualizzare il Contratto di un Terreno in suo possesso cliccando sul pulsante Visualizza contratto</text:p>
            <text:p text:style-name="Table_20_Contents">2. Al Giocatore viene richiesto di selezionare un Terreno tra quelli in suo possesso ([CU17])</text:p>
            <text:p text:style-name="Table_20_Contents">3. Appare il Contratto relativo al Terreno selezionato, con tutte le relative informazioni</text:p>
          </table:table-cell>
        </table:table-row>
        <table:table-row>
          <table:table-cell table:style-name="Table16.A2" office:value-type="string">
            <text:p text:style-name="Table_20_Contents">Scenari alternativi</text:p>
          </table:table-cell>
          <table:table-cell table:style-name="Table16.B2" office:value-type="string">
            <text:p text:style-name="Table_20_Contents"/>
          </table:table-cell>
        </table:table-row>
        <table:table-row>
          <table:table-cell table:style-name="Table16.A2" office:value-type="string">
            <text:p text:style-name="Table_20_Contents">Punti aperti</text:p>
          </table:table-cell>
          <table:table-cell table:style-name="Table16.B2" office:value-type="string">
            <text:p text:style-name="Table_20_Contents"/>
          </table:table-cell>
        </table:table-row>
      </table:table>
      <text:p text:style-name="Standard"/>
      <text:p text:style-name="Standard"/>
      <table:table table:name="Table21" table:style-name="Table21">
        <table:table-column table:style-name="Table21.A"/>
        <table:table-column table:style-name="Table21.B"/>
        <table:table-row>
          <table:table-cell table:style-name="Table21.A1" office:value-type="string">
            <text:p text:style-name="Table_20_Contents">Titolo</text:p>
          </table:table-cell>
          <table:table-cell table:style-name="Table21.B1" office:value-type="string">
            <text:p text:style-name="P1">CU17 – Seleziona Terreno</text:p>
          </table:table-cell>
        </table:table-row>
        <table:table-row>
          <table:table-cell table:style-name="Table21.A2" office:value-type="string">
            <text:p text:style-name="Table_20_Contents">Descrizione</text:p>
          </table:table-cell>
          <table:table-cell table:style-name="Table21.B2" office:value-type="string">
            <text:p text:style-name="Table_20_Contents">Il Giocatore seleziona un Terreno</text:p>
          </table:table-cell>
        </table:table-row>
        <table:table-row>
          <table:table-cell table:style-name="Table21.A2" office:value-type="string">
            <text:p text:style-name="Table_20_Contents">Relazioni</text:p>
          </table:table-cell>
          <table:table-cell table:style-name="Table21.B2" office:value-type="string">
            <text:p text:style-name="Table_20_Contents"/>
          </table:table-cell>
        </table:table-row>
        <table:table-row>
          <table:table-cell table:style-name="Table21.A2" office:value-type="string">
            <text:p text:style-name="Table_20_Contents">Attori</text:p>
          </table:table-cell>
          <table:table-cell table:style-name="Table21.B2" office:value-type="string">
            <text:p text:style-name="Table_20_Contents">Giocatore</text:p>
          </table:table-cell>
        </table:table-row>
        <table:table-row>
          <table:table-cell table:style-name="Table21.A2" office:value-type="string">
            <text:p text:style-name="Table_20_Contents">Precondizioni</text:p>
          </table:table-cell>
          <table:table-cell table:style-name="Table21.B2" office:value-type="string">
            <text:p text:style-name="Table_20_Contents">- È il Turno del Giocatore</text:p>
          </table:table-cell>
        </table:table-row>
        <table:table-row>
          <table:table-cell table:style-name="Table21.A2" office:value-type="string">
            <text:p text:style-name="Table_20_Contents">Postcondizioni</text:p>
          </table:table-cell>
          <table:table-cell table:style-name="Table21.B2" office:value-type="string">
            <text:p text:style-name="Table_20_Contents"/>
          </table:table-cell>
        </table:table-row>
        <table:table-row>
          <table:table-cell table:style-name="Table21.A2" office:value-type="string">
            <text:p text:style-name="Table_20_Contents">Scenario principale</text:p>
          </table:table-cell>
          <table:table-cell table:style-name="Table21.B2" office:value-type="string">
            <text:p text:style-name="Table_20_Contents">1. Si apre un menu contenente i nomi dei Terreni</text:p>
            <text:p text:style-name="Table_20_Contents">2. Il Giocatore seleziona uno dei Terreni elencati e conferma la propria selezione</text:p>
          </table:table-cell>
        </table:table-row>
        <table:table-row>
          <table:table-cell table:style-name="Table21.A2" office:value-type="string">
            <text:p text:style-name="Table_20_Contents">Scenari alternativi</text:p>
          </table:table-cell>
          <table:table-cell table:style-name="Table21.B2" office:value-type="string">
            <text:p text:style-name="Table_20_Contents">1a. Se il Giocatore sta costruendo un Edificio, vengono visualizzati solamente i Terreni posseduti dal <text:span text:style-name="T2">G</text:span>iocatore su cui è possibile costruire un Edificio</text:p>
            <text:p text:style-name="Table_20_Contents">1b. Se il Giocatore sta demolendo un Edificio, vengono visualizzati solamente i Terreni posseduti dal Giocatore sui quali è correntemente costruito un Edificio</text:p>
            <text:p text:style-name="Table_20_Contents">1c. Se il Giocatore sta vendendo un Terreno, vengono visualizzati i <text:soft-page-break/>Terreni in possesso del Giocatore, ma non vengono visualizzati</text:p>
            <text:p text:style-name="Table_20_Contents">i Terreni di un Gruppo, sulle cui Caselle è stato costruito in totale almeno un Edificio</text:p>
            <text:p text:style-name="Table_20_Contents">1d. Se il Giocatore vuole visualizzare un Contratto, vengono visualizzati solamente i Terreni in possesso del Giocatore</text:p>
          </table:table-cell>
        </table:table-row>
        <table:table-row>
          <table:table-cell table:style-name="Table21.A2" office:value-type="string">
            <text:p text:style-name="Table_20_Contents">Punti aperti</text:p>
          </table:table-cell>
          <table:table-cell table:style-name="Table21.B2" office:value-type="string">
            <text:p text:style-name="Table_20_Contents"/>
          </table:table-cell>
        </table:table-row>
      </table:table>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Table_20_Contents">Titolo</text:p>
          </table:table-cell>
          <table:table-cell table:style-name="Table14.B1" office:value-type="string">
            <text:p text:style-name="P1">CU18 – Esci di Prigione</text:p>
          </table:table-cell>
        </table:table-row>
        <table:table-row>
          <table:table-cell table:style-name="Table14.A2" office:value-type="string">
            <text:p text:style-name="Table_20_Contents">Descrizione</text:p>
          </table:table-cell>
          <table:table-cell table:style-name="Table14.B2" office:value-type="string">
            <text:p text:style-name="Table_20_Contents">Un Giocatore che si trova in Prigione paga una Cauzione per uscire</text:p>
          </table:table-cell>
        </table:table-row>
        <table:table-row>
          <table:table-cell table:style-name="Table14.A2" office:value-type="string">
            <text:p text:style-name="Table_20_Contents">Relazioni</text:p>
          </table:table-cell>
          <table:table-cell table:style-name="Table14.B2" office:value-type="string">
            <text:p text:style-name="Table_20_Contents"/>
          </table:table-cell>
        </table:table-row>
        <table:table-row>
          <table:table-cell table:style-name="Table14.A2" office:value-type="string">
            <text:p text:style-name="Table_20_Contents">Attori</text:p>
          </table:table-cell>
          <table:table-cell table:style-name="Table14.B2" office:value-type="string">
            <text:p text:style-name="Table_20_Contents">Giocatore</text:p>
          </table:table-cell>
        </table:table-row>
        <table:table-row>
          <table:table-cell table:style-name="Table14.A2" office:value-type="string">
            <text:p text:style-name="Table_20_Contents">Precondizioni</text:p>
          </table:table-cell>
          <table:table-cell table:style-name="Table14.B2" office:value-type="string">
            <text:p text:style-name="Table_20_Contents">- È il Turno del Giocatore</text:p>
            <text:p text:style-name="Table_20_Contents">- Il Giocatore è in Prigione</text:p>
            <text:p text:style-name="Table_20_Contents">- Il Giocatore non ha ancora tirato i dadi oppure si trova in Prigione da tre Turn<text:span text:style-name="T2">i</text:span> e non ha ottenuto per tre volte un tiro di dadi doppio</text:p>
          </table:table-cell>
        </table:table-row>
        <table:table-row>
          <table:table-cell table:style-name="Table14.A2" office:value-type="string">
            <text:p text:style-name="Table_20_Contents">Postcondizioni</text:p>
          </table:table-cell>
          <table:table-cell table:style-name="Table14.B2" office:value-type="string">
            <text:p text:style-name="Table_20_Contents">Il Giocatore non è più in Prigione</text:p>
          </table:table-cell>
        </table:table-row>
        <table:table-row>
          <table:table-cell table:style-name="Table14.A2" office:value-type="string">
            <text:p text:style-name="Table_20_Contents">Scenario principale</text:p>
          </table:table-cell>
          <table:table-cell table:style-name="Table14.B2" office:value-type="string">
            <text:p text:style-name="Table_20_Contents">1. Prima di tirare i dadi, il Giocatore può decidere di uscire di Prigione tramite l'apposito pulsante. Così facendo paga automaticamente una Cauzione alla Banca.</text:p>
            <text:p text:style-name="Table_20_Contents">2. Dopo aver pagato la Cauzione il Giocatore non è più in Prigione e procede giocando normalmente il suo Turno, al [CU4]</text:p>
          </table:table-cell>
        </table:table-row>
        <table:table-row>
          <table:table-cell table:style-name="Table14.A2" office:value-type="string">
            <text:p text:style-name="Table_20_Contents">Scenari alternativi</text:p>
          </table:table-cell>
          <table:table-cell table:style-name="Table14.B2" office:value-type="string">
            <text:p text:style-name="Table_20_Contents">1a. Se il Giocatore si trova in Prigione da tre Turni e non ha ottenuto un tiro di dadi doppio, è costretto a pagare la Cauzione alla Banca e a uscire di Prigione.</text:p>
          </table:table-cell>
        </table:table-row>
        <table:table-row>
          <table:table-cell table:style-name="Table14.A2" office:value-type="string">
            <text:p text:style-name="Table_20_Contents">Punti aperti</text:p>
          </table:table-cell>
          <table:table-cell table:style-name="Table14.B2" office:value-type="string">
            <text:p text:style-name="Table_20_Contents"/>
          </table:table-cell>
        </table:table-row>
      </table:table>
      <text:p text:style-name="Standard"/>
      <text:p text:style-name="Standard"/>
      <table:table table:name="Table17" table:style-name="Table17">
        <table:table-column table:style-name="Table17.A"/>
        <table:table-column table:style-name="Table17.B"/>
        <table:table-row>
          <table:table-cell table:style-name="Table17.A1" office:value-type="string">
            <text:p text:style-name="Table_20_Contents">Titolo</text:p>
          </table:table-cell>
          <table:table-cell table:style-name="Table17.B1" office:value-type="string">
            <text:p text:style-name="P1">CU19 – Pesca una Carta</text:p>
          </table:table-cell>
        </table:table-row>
        <table:table-row>
          <table:table-cell table:style-name="Table17.A2" office:value-type="string">
            <text:p text:style-name="Table_20_Contents">Descrizione</text:p>
          </table:table-cell>
          <table:table-cell table:style-name="Table17.B2" office:value-type="string">
            <text:p text:style-name="Table_20_Contents">Il Giocatore finisce su una casella Probabilità o Imprevisti e pesca dunque una carta, contenente delle istruzioni, che il Giocatore dovrà seguire alla lettera</text:p>
          </table:table-cell>
        </table:table-row>
        <table:table-row>
          <table:table-cell table:style-name="Table17.A2" office:value-type="string">
            <text:p text:style-name="Table_20_Contents">Relazioni</text:p>
          </table:table-cell>
          <table:table-cell table:style-name="Table17.B2" office:value-type="string">
            <text:p text:style-name="Table_20_Contents"/>
          </table:table-cell>
        </table:table-row>
        <table:table-row>
          <table:table-cell table:style-name="Table17.A2" office:value-type="string">
            <text:p text:style-name="Table_20_Contents">Attori</text:p>
          </table:table-cell>
          <table:table-cell table:style-name="Table17.B2" office:value-type="string">
            <text:p text:style-name="Table_20_Contents">Giocatore</text:p>
          </table:table-cell>
        </table:table-row>
        <table:table-row>
          <table:table-cell table:style-name="Table17.A2" office:value-type="string">
            <text:p text:style-name="Table_20_Contents">Precondizioni</text:p>
          </table:table-cell>
          <table:table-cell table:style-name="Table17.B2" office:value-type="string">
            <text:p text:style-name="Table_20_Contents">- È il Turno del Giocatore</text:p>
            <text:p text:style-name="Table_20_Contents">- Il Giocatore ha tirato i dadi</text:p>
            <text:p text:style-name="Table_20_Contents">- Il Giocatore si è fermato su una Casella di tipo “Probabilità” o “Imprevisti”</text:p>
          </table:table-cell>
        </table:table-row>
        <table:table-row>
          <table:table-cell table:style-name="Table17.A2" office:value-type="string">
            <text:p text:style-name="Table_20_Contents">Postcondizioni</text:p>
          </table:table-cell>
          <table:table-cell table:style-name="Table17.B2" office:value-type="string">
            <text:p text:style-name="Table_20_Contents">Il sistema registra le operazioni effettuate dal Giocatore</text:p>
          </table:table-cell>
        </table:table-row>
        <table:table-row>
          <table:table-cell table:style-name="Table17.A2" office:value-type="string">
            <text:p text:style-name="Table_20_Contents">Scenario principale</text:p>
          </table:table-cell>
          <table:table-cell table:style-name="Table17.B2" office:value-type="string">
            <text:p text:style-name="Table_20_Contents">Esistono due mazzi di carte: le Probabilità e gli Imprevisti. La Casella <text:s/>sulla quale si è fermato e le istruzioni della carta discriminano le operazione che il Giocatore deve effettuare</text:p>
            <text:p text:style-name="Table_20_Contents">1. Il Giocatore pesca una carta cliccando sul pulsante Pesca carta</text:p>
            <text:p text:style-name="Table_20_Contents">2. Appare la relativa carta pescata, contenente le istruzioni da seguire</text:p>
            <text:p text:style-name="Table_20_Contents">3. Il Giocatore esegue le istruzioni cliccando sull'apposito pulsante <text:soft-page-break/>che compare una volta pescata la carta, e passa a [CU20]</text:p>
            <text:p text:style-name="Table_20_Contents">4. Lo stato del Giocatore viene aggiornato</text:p>
            <text:p text:style-name="Table_20_Contents">5. Una volta seguite le istruzioni, la carta viene rimessa automaticamente in fondo al relativo mazzo</text:p>
          </table:table-cell>
        </table:table-row>
        <table:table-row>
          <table:table-cell table:style-name="Table17.A2" office:value-type="string">
            <text:p text:style-name="Table_20_Contents">Scenari alternativi</text:p>
          </table:table-cell>
          <table:table-cell table:style-name="Table17.B2" office:value-type="string">
            <text:p text:style-name="P5"/>
          </table:table-cell>
        </table:table-row>
        <table:table-row>
          <table:table-cell table:style-name="Table17.A2" office:value-type="string">
            <text:p text:style-name="Table_20_Contents">Punti aperti</text:p>
          </table:table-cell>
          <table:table-cell table:style-name="Table17.B2" office:value-type="string">
            <text:p text:style-name="Table_20_Contents"/>
          </table:table-cell>
        </table:table-row>
      </table:table>
      <text:p text:style-name="Standard"/>
      <text:p text:style-name="Standard"/>
      <text:p text:style-name="Standard"/>
      <table:table table:name="Table18" table:style-name="Table18">
        <table:table-column table:style-name="Table18.A"/>
        <table:table-column table:style-name="Table18.B"/>
        <table:table-row>
          <table:table-cell table:style-name="Table18.A1" office:value-type="string">
            <text:p text:style-name="Table_20_Contents">Titolo</text:p>
          </table:table-cell>
          <table:table-cell table:style-name="Table18.B1" office:value-type="string">
            <text:p text:style-name="P1">CU20 – Esegui Istruzioni</text:p>
          </table:table-cell>
        </table:table-row>
        <table:table-row>
          <table:table-cell table:style-name="Table18.A2" office:value-type="string">
            <text:p text:style-name="Table_20_Contents">Descrizione</text:p>
          </table:table-cell>
          <table:table-cell table:style-name="Table18.B2" office:value-type="string">
            <text:p text:style-name="Table_20_Contents">Il Giocatore esegue le istruzioni descritte da una carta pescata</text:p>
          </table:table-cell>
        </table:table-row>
        <table:table-row>
          <table:table-cell table:style-name="Table18.A2" office:value-type="string">
            <text:p text:style-name="Table_20_Contents">Relazioni</text:p>
          </table:table-cell>
          <table:table-cell table:style-name="Table18.B2" office:value-type="string">
            <text:p text:style-name="Table_20_Contents"/>
          </table:table-cell>
        </table:table-row>
        <table:table-row>
          <table:table-cell table:style-name="Table18.A2" office:value-type="string">
            <text:p text:style-name="Table_20_Contents">Attori</text:p>
          </table:table-cell>
          <table:table-cell table:style-name="Table18.B2" office:value-type="string">
            <text:p text:style-name="Table_20_Contents">Giocatore</text:p>
          </table:table-cell>
        </table:table-row>
        <table:table-row>
          <table:table-cell table:style-name="Table18.A2" office:value-type="string">
            <text:p text:style-name="Table_20_Contents">Precondizioni</text:p>
          </table:table-cell>
          <table:table-cell table:style-name="Table18.B2" office:value-type="string">
            <text:p text:style-name="Table_20_Contents">- È il Turno del Giocatore</text:p>
            <text:p text:style-name="Table_20_Contents">- Il Giocatore ha tirato i dadi</text:p>
            <text:p text:style-name="Table_20_Contents">- Il Giocatore si è fermato su una Casella di tipo “Probabilità” o “Imprevisti”</text:p>
            <text:p text:style-name="Table_20_Contents">- Il Giocatore ha già pescato una carta</text:p>
          </table:table-cell>
        </table:table-row>
        <table:table-row>
          <table:table-cell table:style-name="Table18.A2" office:value-type="string">
            <text:p text:style-name="Table_20_Contents">Postcondizioni</text:p>
          </table:table-cell>
          <table:table-cell table:style-name="Table18.B2" office:value-type="string">
            <text:p text:style-name="Table_20_Contents"/>
          </table:table-cell>
        </table:table-row>
        <table:table-row>
          <table:table-cell table:style-name="Table18.A2" office:value-type="string">
            <text:p text:style-name="Table_20_Contents">Scenario principale</text:p>
          </table:table-cell>
          <table:table-cell table:style-name="Table18.B2" office:value-type="string">
            <text:p text:style-name="Table_20_Contents">1. Il Giocatore riceve una notifica di avvenute operazioni, che possono essere di vari tipi a seconda delle istruzioni:</text:p>
            <text:p text:style-name="Table_20_Contents"><text:s text:c="7"/>1.1 Il Giocatore riceve un certo importo, che va ad aggiungersi al</text:p>
            <text:p text:style-name="Table_20_Contents"><text:s text:c="13"/>Capitale del <text:span text:style-name="T2">G</text:span>iocatore stesso</text:p>
            <text:p text:style-name="Table_20_Contents"><text:s text:c="7"/>1.2 Il Giocatore paga un certo importo, che viene detratto dal</text:p>
            <text:p text:style-name="Table_20_Contents"><text:s text:c="13"/>capitale del Giocatore stesso</text:p>
            <text:p text:style-name="Table_20_Contents"><text:s text:c="7"/>1.3 Il Giocatore finisce in Prigione, e il suo Segnalino viene</text:p>
            <text:p text:style-name="Table_20_Contents"><text:s text:c="13"/>automaticamente mosso sulla Casella Prigione</text:p>
            <text:p text:style-name="Table_20_Contents"><text:s text:c="7"/>1.4 Il Giocatore finisce su un'altra Casella, e il suo Segnalino</text:p>
            <text:p text:style-name="Table_20_Contents"><text:s text:c="13"/>viene automaticamente mosso, procedendo al [CU4]- Passo 3</text:p>
          </table:table-cell>
        </table:table-row>
        <table:table-row>
          <table:table-cell table:style-name="Table18.A2" office:value-type="string">
            <text:p text:style-name="P9">Scenari alternativi</text:p>
          </table:table-cell>
          <table:table-cell table:style-name="Table18.B2" office:value-type="string">
            <text:p text:style-name="Table_20_Contents">1.2a. Se il Giocatore non ha un Capitale sufficiente per effettuare un pagamento previsto dalla carta pescata, fallisce. Il Giocatore può tuttavia vendere Terreni o Edifici alla Banca per incrementare il proprio Capitale ed essere così in grado di effettuare il pagamento.</text:p>
            <text:p text:style-name="Table_20_Contents"><text:s text:c="7"/>1.2a.1 Se il Giocatore fallisce, tutte le sue proprietà passano</text:p>
            <text:p text:style-name="Table_20_Contents"><text:s text:c="15"/>automaticamente alla banca, e il Giocatore diventa inattivo</text:p>
            <text:p text:style-name="Table_20_Contents"><text:s text:c="7"/>1.2a.2 La Banca paga automaticamente, in vece del Giocatore</text:p>
            <text:p text:style-name="Table_20_Contents"><text:s text:c="15"/>fallito, eventuali altri Giocatori, che avrebbero dovuto</text:p>
            <text:p text:style-name="Table_20_Contents"><text:s text:c="15"/>ricevere un pagamento, in base alle istruzioni della carta</text:p>
            <text:p text:style-name="Table_20_Contents"><text:s text:c="15"/>pescata</text:p>
          </table:table-cell>
        </table:table-row>
        <table:table-row>
          <table:table-cell table:style-name="Table18.A2" office:value-type="string">
            <text:p text:style-name="Table_20_Contents">Punti aperti</text:p>
          </table:table-cell>
          <table:table-cell table:style-name="Table18.B2" office:value-type="string">
            <text:p text:style-name="Table_20_Contents"/>
          </table:table-cell>
        </table:table-row>
      </table:table>
      <text:p text:style-name="Standard"/>
      <text:p text:style-name="Standard"/>
      <table:table table:name="Table19" table:style-name="Table19">
        <table:table-column table:style-name="Table19.A"/>
        <table:table-column table:style-name="Table19.B"/>
        <table:table-row>
          <table:table-cell table:style-name="Table19.A1" office:value-type="string">
            <text:p text:style-name="Table_20_Contents">Titolo</text:p>
          </table:table-cell>
          <table:table-cell table:style-name="Table19.B1" office:value-type="string">
            <text:p text:style-name="P1">CU21 – Visualizza Informazioni</text:p>
          </table:table-cell>
        </table:table-row>
        <table:table-row>
          <table:table-cell table:style-name="Table19.A2" office:value-type="string">
            <text:p text:style-name="Table_20_Contents">Descrizione</text:p>
          </table:table-cell>
          <table:table-cell table:style-name="Table19.B2" office:value-type="string">
            <text:p text:style-name="Table_20_Contents">Il Giocatore vuole ottenere le informazioni relative a uno specifico Terreno</text:p>
          </table:table-cell>
        </table:table-row>
        <table:table-row>
          <table:table-cell table:style-name="Table19.A2" office:value-type="string">
            <text:p text:style-name="Table_20_Contents">Relazioni</text:p>
          </table:table-cell>
          <table:table-cell table:style-name="Table19.B2" office:value-type="string">
            <text:p text:style-name="Table_20_Contents"/>
          </table:table-cell>
        </table:table-row>
        <text:soft-page-break/>
        <table:table-row>
          <table:table-cell table:style-name="Table19.A2" office:value-type="string">
            <text:p text:style-name="Table_20_Contents">Attori</text:p>
          </table:table-cell>
          <table:table-cell table:style-name="Table19.B2" office:value-type="string">
            <text:p text:style-name="Table_20_Contents">Giocatore</text:p>
          </table:table-cell>
        </table:table-row>
        <table:table-row>
          <table:table-cell table:style-name="Table19.A2" office:value-type="string">
            <text:p text:style-name="Table_20_Contents">Precondizioni</text:p>
          </table:table-cell>
          <table:table-cell table:style-name="Table19.B2" office:value-type="string">
            <text:p text:style-name="Table_20_Contents">- È il Turno del Giocatore</text:p>
          </table:table-cell>
        </table:table-row>
        <table:table-row>
          <table:table-cell table:style-name="Table19.A2" office:value-type="string">
            <text:p text:style-name="Table_20_Contents">Postcondizioni</text:p>
          </table:table-cell>
          <table:table-cell table:style-name="Table19.B2" office:value-type="string">
            <text:p text:style-name="Table_20_Contents"/>
          </table:table-cell>
        </table:table-row>
        <table:table-row>
          <table:table-cell table:style-name="Table19.A2" office:value-type="string">
            <text:p text:style-name="Table_20_Contents">Scenario principale</text:p>
          </table:table-cell>
          <table:table-cell table:style-name="Table19.B2" office:value-type="string">
            <text:p text:style-name="Table_20_Contents">1. In qualunque momento durante il suo Turno, il Giocatore può decidere di visualizzare le informazioni di un Terreno cliccando sul pulsante Visualizza informazioni</text:p>
            <text:p text:style-name="Table_20_Contents">2. Al Giocatore viene richiesto di selezionare un Terreno tra tutti quelli esistenti ([CU17])</text:p>
            <text:p text:style-name="Table_20_Contents">3. Appaiono le informazioni relative al Terreno selezionato, contenenti l'attuale possessore del Terreno e l'importo di acquisto del Terreno qualora esso sia in possesso della Banca</text:p>
          </table:table-cell>
        </table:table-row>
        <table:table-row>
          <table:table-cell table:style-name="Table19.A2" office:value-type="string">
            <text:p text:style-name="Table_20_Contents">Scenari alternativi</text:p>
          </table:table-cell>
          <table:table-cell table:style-name="Table19.B2" office:value-type="string">
            <text:p text:style-name="Table_20_Contents"/>
          </table:table-cell>
        </table:table-row>
        <table:table-row>
          <table:table-cell table:style-name="Table19.A2" office:value-type="string">
            <text:p text:style-name="Table_20_Contents">Punti aperti</text:p>
          </table:table-cell>
          <table:table-cell table:style-name="Table19.B2" office:value-type="string">
            <text:p text:style-name="Table_20_Contents"/>
          </table:table-cell>
        </table:table-row>
      </table:table>
      <text:p text:style-name="Standard"/>
      <text:p text:style-name="Standard"/>
      <text:p text:style-name="Standard"/>
      <table:table table:name="Table20" table:style-name="Table20">
        <table:table-column table:style-name="Table20.A"/>
        <table:table-column table:style-name="Table20.B"/>
        <table:table-row>
          <table:table-cell table:style-name="Table20.A1" office:value-type="string">
            <text:p text:style-name="Table_20_Contents">Titolo</text:p>
          </table:table-cell>
          <table:table-cell table:style-name="Table20.B1" office:value-type="string">
            <text:p text:style-name="P1">CU22 – Termina Turno</text:p>
          </table:table-cell>
        </table:table-row>
        <table:table-row>
          <table:table-cell table:style-name="Table20.A2" office:value-type="string">
            <text:p text:style-name="Table_20_Contents">Descrizione</text:p>
          </table:table-cell>
          <table:table-cell table:style-name="Table20.B2" office:value-type="string">
            <text:p text:style-name="Table_20_Contents">Il Giocatore decide di terminare il proprio Turno e far giocare così un Turno a un altro Giocatore.</text:p>
          </table:table-cell>
        </table:table-row>
        <table:table-row>
          <table:table-cell table:style-name="Table20.A2" office:value-type="string">
            <text:p text:style-name="Table_20_Contents">Relazioni</text:p>
          </table:table-cell>
          <table:table-cell table:style-name="Table20.B2" office:value-type="string">
            <text:p text:style-name="Table_20_Contents"/>
          </table:table-cell>
        </table:table-row>
        <table:table-row>
          <table:table-cell table:style-name="Table20.A2" office:value-type="string">
            <text:p text:style-name="Table_20_Contents">Attori</text:p>
          </table:table-cell>
          <table:table-cell table:style-name="Table20.B2" office:value-type="string">
            <text:p text:style-name="Table_20_Contents">Giocatore</text:p>
          </table:table-cell>
        </table:table-row>
        <table:table-row>
          <table:table-cell table:style-name="Table20.A2" office:value-type="string">
            <text:p text:style-name="Table_20_Contents">Precondizioni</text:p>
          </table:table-cell>
          <table:table-cell table:style-name="Table20.B2" office:value-type="string">
            <text:p text:style-name="Table_20_Contents">- È il Turno del Giocatore</text:p>
            <text:p text:style-name="Table_20_Contents">- Il Giocatore ha tirato i dadi</text:p>
            <text:p text:style-name="Table_20_Contents">- Il Giocatore ha eseguito tutte le operazioni obbligatorie specificate dalla Casella sulla quale si è ritrovato dopo aver tirato i dadi</text:p>
          </table:table-cell>
        </table:table-row>
        <table:table-row>
          <table:table-cell table:style-name="Table20.A2" office:value-type="string">
            <text:p text:style-name="Table_20_Contents">Postcondizioni</text:p>
          </table:table-cell>
          <table:table-cell table:style-name="Table20.B2" office:value-type="string">
            <text:p text:style-name="Table_20_Contents">Il sistema ha registrato le operazioni effettuate dal Giocatore e ne ha aggiornato lo stato</text:p>
            <text:p text:style-name="Table_20_Contents">Il Giocatore non può più interagire con il sistema fino al suo prossimo Turno</text:p>
          </table:table-cell>
        </table:table-row>
        <table:table-row>
          <table:table-cell table:style-name="Table20.A2" office:value-type="string">
            <text:p text:style-name="Table_20_Contents">Scenario principale</text:p>
          </table:table-cell>
          <table:table-cell table:style-name="Table20.B2" office:value-type="string">
            <text:p text:style-name="Table_20_Contents">1. Il Giocatore, una volta effettuate tutte le operazioni obbligatorie del Turno, clicca sul pulsante Termina Turno</text:p>
            <text:p text:style-name="Table_20_Contents">2. Il Turno del Giocatore termina, e da quel momento non può più effettuare alcun tipo di operazione fino al suo prossimo Turno</text:p>
          </table:table-cell>
        </table:table-row>
        <table:table-row>
          <table:table-cell table:style-name="Table20.A2" office:value-type="string">
            <text:p text:style-name="Table_20_Contents">Scenari alternativi</text:p>
          </table:table-cell>
          <table:table-cell table:style-name="Table20.B2" office:value-type="string">
            <text:p text:style-name="Table_20_Contents"/>
          </table:table-cell>
        </table:table-row>
        <table:table-row>
          <table:table-cell table:style-name="Table20.A2" office:value-type="string">
            <text:p text:style-name="Table_20_Contents">Punti aperti</text:p>
          </table:table-cell>
          <table:table-cell table:style-name="Table20.B2" office:value-type="string">
            <text:p text:style-name="Table_20_Contents"/>
          </table:table-cell>
        </table:table-row>
      </table:table>
      <text:p text:style-name="Standard"/>
      <text:p text:style-name="Standard"/>
      <table:table table:name="Table1" table:style-name="Table1">
        <table:table-column table:style-name="Table1.A"/>
        <table:table-column table:style-name="Table1.B"/>
        <table:table-row>
          <table:table-cell table:style-name="Table1.A1" office:value-type="string">
            <text:p text:style-name="Table_20_Contents">Titolo</text:p>
          </table:table-cell>
          <table:table-cell table:style-name="Table1.B1" office:value-type="string">
            <text:p text:style-name="P1">CU23 – Termina Partita</text:p>
          </table:table-cell>
        </table:table-row>
        <table:table-row>
          <table:table-cell table:style-name="Table1.A2" office:value-type="string">
            <text:p text:style-name="Table_20_Contents">Descrizione</text:p>
          </table:table-cell>
          <table:table-cell table:style-name="Table1.B2" office:value-type="string">
            <text:p text:style-name="Table_20_Contents">Terminazione arbitraria e irreversibile della Partita in corso</text:p>
          </table:table-cell>
        </table:table-row>
        <table:table-row>
          <table:table-cell table:style-name="Table1.A2" office:value-type="string">
            <text:p text:style-name="Table_20_Contents">Relazioni</text:p>
          </table:table-cell>
          <table:table-cell table:style-name="Table1.B2" office:value-type="string">
            <text:p text:style-name="Table_20_Contents"/>
          </table:table-cell>
        </table:table-row>
        <table:table-row>
          <table:table-cell table:style-name="Table1.A2" office:value-type="string">
            <text:p text:style-name="Table_20_Contents">Attori</text:p>
          </table:table-cell>
          <table:table-cell table:style-name="Table1.B2" office:value-type="string">
            <text:p text:style-name="Table_20_Contents">Giocatore</text:p>
          </table:table-cell>
        </table:table-row>
        <table:table-row>
          <table:table-cell table:style-name="Table1.A2" office:value-type="string">
            <text:p text:style-name="Table_20_Contents">Precondizioni</text:p>
          </table:table-cell>
          <table:table-cell table:style-name="Table1.B2" office:value-type="string">
            <text:p text:style-name="Table_20_Contents">- È il Turno del Giocatore</text:p>
          </table:table-cell>
        </table:table-row>
        <table:table-row>
          <table:table-cell table:style-name="Table1.A2" office:value-type="string">
            <text:p text:style-name="Table_20_Contents">Postcondizioni</text:p>
          </table:table-cell>
          <table:table-cell table:style-name="Table1.B2" office:value-type="string">
            <text:p text:style-name="Table_20_Contents">La Partita è conclusa, pertanto nessun Giocatore potrà più giocare dei Turn<text:span text:style-name="T2">i</text:span></text:p>
          </table:table-cell>
        </table:table-row>
        <text:soft-page-break/>
        <table:table-row>
          <table:table-cell table:style-name="Table1.A2" office:value-type="string">
            <text:p text:style-name="Table_20_Contents">Scenario principale</text:p>
          </table:table-cell>
          <table:table-cell table:style-name="Table1.B2" office:value-type="string">
            <text:p text:style-name="Table_20_Contents">1. In qualunque momento durante il suo Turno, il Giocatore può decidere di terminare la Partita cliccando sul pulsante Termina Partita</text:p>
            <text:p text:style-name="Table_20_Contents">2. La Partita viene conclusa e il sistema calcolerà le statistiche della Partita stessa, dichiarando un Vincitore sulla base di esse</text:p>
          </table:table-cell>
        </table:table-row>
        <table:table-row>
          <table:table-cell table:style-name="Table1.A2" office:value-type="string">
            <text:p text:style-name="Table_20_Contents">Scenari alternativi</text:p>
          </table:table-cell>
          <table:table-cell table:style-name="Table1.B2" office:value-type="string">
            <text:p text:style-name="Table_20_Contents"/>
          </table:table-cell>
        </table:table-row>
        <table:table-row>
          <table:table-cell table:style-name="Table1.A2" office:value-type="string">
            <text:p text:style-name="Table_20_Contents">Punti aperti</text:p>
          </table:table-cell>
          <table:table-cell table:style-name="Table1.B2" office:value-type="string">
            <text:p text:style-name="Table_20_Contents"/>
          </table:table-cell>
        </table:table-row>
      </table:table>
      <text:p text:style-name="Standard"/>
      <text:p text:style-name="Standard"/>
      <table:table table:name="Table3" table:style-name="Table3">
        <table:table-column table:style-name="Table3.A"/>
        <table:table-column table:style-name="Table3.B"/>
        <table:table-row>
          <table:table-cell table:style-name="Table3.A1" office:value-type="string">
            <text:p text:style-name="Table_20_Contents">Titolo</text:p>
          </table:table-cell>
          <table:table-cell table:style-name="Table3.B1" office:value-type="string">
            <text:p text:style-name="P1">CU24 – Ritira dalla Partita</text:p>
          </table:table-cell>
        </table:table-row>
        <table:table-row>
          <table:table-cell table:style-name="Table3.A2" office:value-type="string">
            <text:p text:style-name="Table_20_Contents">Descrizione</text:p>
          </table:table-cell>
          <table:table-cell table:style-name="Table3.B2" office:value-type="string">
            <text:p text:style-name="Table_20_Contents">Un Giocatore si ritira dalla Partita corrente</text:p>
          </table:table-cell>
        </table:table-row>
        <table:table-row>
          <table:table-cell table:style-name="Table3.A2" office:value-type="string">
            <text:p text:style-name="Table_20_Contents">Relazioni</text:p>
          </table:table-cell>
          <table:table-cell table:style-name="Table3.B2" office:value-type="string">
            <text:p text:style-name="Table_20_Contents"/>
          </table:table-cell>
        </table:table-row>
        <table:table-row>
          <table:table-cell table:style-name="Table3.A2" office:value-type="string">
            <text:p text:style-name="Table_20_Contents">Attori</text:p>
          </table:table-cell>
          <table:table-cell table:style-name="Table3.B2" office:value-type="string">
            <text:p text:style-name="Table_20_Contents">Giocatore</text:p>
          </table:table-cell>
        </table:table-row>
        <table:table-row>
          <table:table-cell table:style-name="Table3.A2" office:value-type="string">
            <text:p text:style-name="Table_20_Contents">Precondizioni</text:p>
          </table:table-cell>
          <table:table-cell table:style-name="Table3.B2" office:value-type="string">
            <text:p text:style-name="Table_20_Contents">- È il Turno del Giocatore</text:p>
          </table:table-cell>
        </table:table-row>
        <table:table-row>
          <table:table-cell table:style-name="Table3.A2" office:value-type="string">
            <text:p text:style-name="Table_20_Contents">Postcondizioni</text:p>
          </table:table-cell>
          <table:table-cell table:style-name="Table3.B2" office:value-type="string">
            <text:p text:style-name="Table_20_Contents">Il Giocatore è inattivo e non potrà più giocare dei Turni</text:p>
          </table:table-cell>
        </table:table-row>
        <table:table-row>
          <table:table-cell table:style-name="Table3.A2" office:value-type="string">
            <text:p text:style-name="Table_20_Contents">Scenario principale</text:p>
          </table:table-cell>
          <table:table-cell table:style-name="Table3.B2" office:value-type="string">
            <text:p text:style-name="Table_20_Contents">In qualunque momento durante il suo Turno, il Giocatore può decidere di ritirarsi dalla Partita.</text:p>
            <text:p text:style-name="Table_20_Contents">1. Il Giocatore clicca sul pulsante Ritira dalla Partita, rinunciando a giocare il Turno corrente e tutti i suoi Turni successivi. Tutte le sue proprietà passano automaticamente alla Banca</text:p>
            <text:p text:style-name="Table_20_Contents">2. Il Giocatore diventa inattivo e non potrà più interagire con il sistema</text:p>
            <text:p text:style-name="Table_20_Contents">3. Inizia il Turno del Giocatore successivo</text:p>
          </table:table-cell>
        </table:table-row>
        <table:table-row>
          <table:table-cell table:style-name="Table3.A2" office:value-type="string">
            <text:p text:style-name="Table_20_Contents">Scenari alternativi</text:p>
          </table:table-cell>
          <table:table-cell table:style-name="Table3.B2" office:value-type="string">
            <text:p text:style-name="Table_20_Contents">2a. Se il Giocatore si ritira prima di aver pagato l'affitto a un altro Giocatore, la Banca provvederà automaticamente a pagare l'affitto a quel Giocatore in vece del Giocatore appena ritiratosi</text:p>
          </table:table-cell>
        </table:table-row>
        <table:table-row>
          <table:table-cell table:style-name="Table3.A2" office:value-type="string">
            <text:p text:style-name="Table_20_Contents">Punti aperti</text:p>
          </table:table-cell>
          <table:table-cell table:style-name="Table3.B2" office:value-type="string">
            <text:p text:style-name="Table_20_Contents"/>
          </table:table-cell>
        </table:table-row>
      </table:table>
      <text:p text:style-name="Standard"/>
      <text:p text:style-name="Standard"/>
      <table:table table:name="Tabella3" table:style-name="Tabella3">
        <table:table-column table:style-name="Tabella3.A"/>
        <table:table-column table:style-name="Tabella3.B"/>
        <table:table-row>
          <table:table-cell table:style-name="Tabella3.A1" office:value-type="string">
            <text:p text:style-name="Table_20_Contents">Titolo</text:p>
          </table:table-cell>
          <table:table-cell table:style-name="Tabella3.B1" office:value-type="string">
            <text:p text:style-name="P1">CU25 – Visualizza Statistiche della Partita</text:p>
          </table:table-cell>
        </table:table-row>
        <table:table-row>
          <table:table-cell table:style-name="Tabella3.A2" office:value-type="string">
            <text:p text:style-name="Table_20_Contents">Descrizione</text:p>
          </table:table-cell>
          <table:table-cell table:style-name="Tabella3.B2" office:value-type="string">
            <text:p text:style-name="Table_20_Contents">Al termine della Partita, quando si entra nella fase di Conclusione, il sistema presenta all'Utente una schermata di statistiche relative alla Partita giocata e decreta il Vincitore della Partita</text:p>
          </table:table-cell>
        </table:table-row>
        <table:table-row>
          <table:table-cell table:style-name="Tabella3.A2" office:value-type="string">
            <text:p text:style-name="Table_20_Contents">Relazioni</text:p>
          </table:table-cell>
          <table:table-cell table:style-name="Tabella3.B2" office:value-type="string">
            <text:p text:style-name="Table_20_Contents"/>
          </table:table-cell>
        </table:table-row>
        <table:table-row>
          <table:table-cell table:style-name="Tabella3.A2" office:value-type="string">
            <text:p text:style-name="Table_20_Contents">Attori</text:p>
          </table:table-cell>
          <table:table-cell table:style-name="Tabella3.B2" office:value-type="string">
            <text:p text:style-name="Table_20_Contents">Giocatore</text:p>
          </table:table-cell>
        </table:table-row>
        <table:table-row>
          <table:table-cell table:style-name="Tabella3.A2" office:value-type="string">
            <text:p text:style-name="Table_20_Contents">Precondizioni</text:p>
          </table:table-cell>
          <table:table-cell table:style-name="Tabella3.B2" office:value-type="string">
            <text:p text:style-name="Table_20_Contents">- La Partita è entrata in fase di Conclusione, in seguito a due possibili eventi:</text:p>
            <text:p text:style-name="Table_20_Contents"><text:s text:c="7"/>a) È scaduto il tempo della durata massima della Partita</text:p>
            <text:p text:style-name="Table_20_Contents"><text:s text:c="7"/>b) È rimasto in gioco soltanto un Giocatore, e tutti gli altri sono</text:p>
            <text:p text:style-name="Table_20_Contents"><text:s text:c="11"/>inattivi</text:p>
            <text:p text:style-name="Table_20_Contents">oppure:</text:p>
            <text:p text:style-name="Table_20_Contents"><text:s text:c="7"/>c) Un Giocatore ha deciso di terminare arbitrariamente la Partita</text:p>
          </table:table-cell>
        </table:table-row>
        <table:table-row>
          <table:table-cell table:style-name="Tabella3.A2" office:value-type="string">
            <text:p text:style-name="Table_20_Contents">Postcondizioni</text:p>
          </table:table-cell>
          <table:table-cell table:style-name="Tabella3.B2" office:value-type="string">
            <text:p text:style-name="Table_20_Contents">La Partita è conclusa e non è più in alcun modo accessibile</text:p>
          </table:table-cell>
        </table:table-row>
        <table:table-row>
          <table:table-cell table:style-name="Tabella3.A2" office:value-type="string">
            <text:p text:style-name="Table_20_Contents">Scenario principale</text:p>
          </table:table-cell>
          <table:table-cell table:style-name="Tabella3.B2" office:value-type="string">
            <text:p text:style-name="Table_20_Contents">1. Il sistema effettua un calcolo dei possedimenti totali dei Giocatori, sia attivi che inattivi, che comprende il loro <text:span text:style-name="T2">C</text:span>apitale, i <text:span text:style-name="T2">T</text:span>erreni e gli <text:span text:style-name="T2">E</text:span>difici posseduti</text:p>
            <text:p text:style-name="Table_20_Contents"><text:soft-page-break/>2. Il sistema costruisce una classifica sulla base del calcolo appena effettuat<text:span text:style-name="T2">o</text:span>, in cui vengono presentati i Giocatori in ordine decrescente in base ai loro possedimenti totali</text:p>
            <text:p text:style-name="Table_20_Contents">3. <text:span text:style-name="T2">All'Utente</text:span> appare una finestra contente la classifica e altre informazioni calcolate dal sistema</text:p>
            <text:p text:style-name="Table_20_Contents">4. Il Giocatore in cima alla classifica è il Vincitore della Partita</text:p>
            <text:p text:style-name="Table_20_Contents">5. <text:span text:style-name="T2">L'Utente</text:span> clicca su un pulsante di conferma per chiudere definitivamente la <text:span text:style-name="T2">P</text:span>artita</text:p>
          </table:table-cell>
        </table:table-row>
        <table:table-row>
          <table:table-cell table:style-name="Tabella3.A2" office:value-type="string">
            <text:p text:style-name="Table_20_Contents">Scenari alternativi</text:p>
          </table:table-cell>
          <table:table-cell table:style-name="Tabella3.B2" office:value-type="string">
            <text:p text:style-name="Table_20_Contents"/>
          </table:table-cell>
        </table:table-row>
        <table:table-row>
          <table:table-cell table:style-name="Tabella3.A2" office:value-type="string">
            <text:p text:style-name="Table_20_Contents">Punti aperti</text:p>
          </table:table-cell>
          <table:table-cell table:style-name="Tabella3.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4-09T12:57:13</meta:creation-date>
    <dc:date>2012-04-29T11:22:12</dc:date>
    <meta:editing-duration>PT25H39M21S</meta:editing-duration>
    <meta:editing-cycles>378</meta:editing-cycles>
    <meta:generator>NeoOffice/3.1.2$Unix OpenOffice.org_project/Patch 9</meta:generator>
    <meta:document-statistic meta:table-count="25" meta:image-count="0" meta:object-count="0" meta:page-count="15" meta:paragraph-count="570" meta:word-count="4381" meta:character-count="27985"/>
  </office:meta>
</office:document-meta>
</file>